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331cm"/>
    </style:style>
    <style:style style:family="table-column" style:name="co2">
      <style:table-column-properties fo:break-before="auto" style:column-width="0.718cm"/>
    </style:style>
    <style:style style:family="table-column" style:name="co3">
      <style:table-column-properties fo:break-before="auto" style:column-width="1.783cm"/>
    </style:style>
    <style:style style:family="table-column" style:name="co4">
      <style:table-column-properties fo:break-before="auto" style:column-width="2.088cm"/>
    </style:style>
    <style:style style:family="table-column" style:name="co5">
      <style:table-column-properties fo:break-before="auto" style:column-width="1.54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529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Noordholland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style:diagonal-bl-tr="none" style:rotation-align="none" fo:border="none" style:diagonal-tl-br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9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holland">
        <office:forms form:apply-design-mode="false" form:automatic-focus="false"/>
        <table:table-column table:style-name="co1" table:default-cell-style-name="ce11"/>
        <table:table-column table:style-name="co2" table:default-cell-style-name="ce15"/>
        <table:table-column table:style-name="co3" table:default-cell-style-name="ce11" table:number-columns-repeated="14"/>
        <table:table-column table:style-name="co4" table:default-cell-style-name="ce11" table:number-columns-repeated="8"/>
        <table:table-column table:style-name="co3" table:default-cell-style-name="ce11" table:number-columns-repeated="2"/>
        <table:table-column table:style-name="co2" table:default-cell-style-name="ce11"/>
        <table:table-column table:style-name="co4" table:default-cell-style-name="ce11"/>
        <table:table-column table:style-name="co2" table:default-cell-style-name="ce11" table:number-columns-repeated="3"/>
        <table:table-column table:style-name="co5" table:default-cell-style-name="ce11"/>
        <table:table-column table:style-name="co3" table:default-cell-style-name="ce11" table:number-columns-repeated="225"/>
        <table:table-column table:style-name="co3" table:default-cell-style-name="Default" table:number-columns-repeated="767"/>
        <table:table-row table:style-name="ro1">
          <table:table-cell ns41:value-type="string" table:style-name="ce1" office:value-type="string">
            <text:p>PROVINCIE NOORDHOLLAND TWEEDE GEDEELTE INDEELING NAAR DE HUIZING </text:p>
          </table:table-cell>
          <table:table-cell table:style-name="ce12" table:number-columns-repeated="30"/>
          <table:table-cell table:style-name="ce53"/>
          <table:table-cell table:style-name="ce15" table:number-columns-repeated="992"/>
        </table:table-row>
        <table:table-row table:style-name="ro1">
          <table:table-cell table:style-name="ce2"/>
          <table:table-cell table:style-name="ce13" table:number-columns-repeated="31"/>
          <table:table-cell table:style-name="ce15" table:number-columns-repeated="992"/>
        </table:table-row>
        <table:table-row table:style-name="ro2">
          <table:table-cell ns41:value-type="string" table:number-rows-spanned="6" table:style-name="ce3" table:number-columns-spanned="1" office:value-type="string">
            <text:p>Gemeenten</text:p>
          </table:table-cell>
          <table:table-cell table:style-name="ce14"/>
          <table:table-cell ns41:value-type="string" table:number-rows-spanned="6" table:style-name="ce16" table:number-columns-spanned="1" office:value-type="string">
            <text:p>Bewoonde huizen en schepen</text:p>
          </table:table-cell>
          <table:table-cell ns41:value-type="string" table:number-rows-spanned="6" table:style-name="ce23" table:number-columns-spanned="1" office:value-type="string">
            <text:p>Huisgezinnen</text:p>
          </table:table-cell>
          <table:table-cell ns41:value-type="string" table:number-rows-spanned="1" table:style-name="ce29" table:number-columns-spanned="10" office:value-type="string">
            <text:p>Leden der huisgezinnen</text:p>
          </table:table-cell>
          <table:covered-table-cell table:style-name="ce29" table:number-columns-repeated="9"/>
          <table:table-cell ns41:value-type="string" table:number-rows-spanned="6" table:style-name="ce32" table:number-columns-spanned="2" office:value-type="string">
            <text:p>Afzonderlijk levende personen</text:p>
          </table:table-cell>
          <table:covered-table-cell table:style-name="ce32"/>
          <table:table-cell ns41:value-type="string" table:number-rows-spanned="1" table:style-name="ce29" table:number-columns-spanned="8" office:value-type="string">
            <text:p>Bevolking van gestichten en andere instellingen, onder één bestuur te zamen wonende</text:p>
          </table:table-cell>
          <table:covered-table-cell table:style-name="ce29" table:number-columns-repeated="7"/>
          <table:table-cell ns41:value-type="string" table:number-rows-spanned="6" table:style-name="ce35" table:number-columns-spanned="2" office:value-type="string">
            <text:p>Totaal der werkelijke bevolking </text:p>
          </table:table-cell>
          <table:covered-table-cell table:style-name="ce35"/>
          <table:table-cell ns41:value-type="string" table:number-rows-spanned="8" table:style-name="ce43" table:number-columns-spanned="1" office:value-type="string">
            <text:p>Telling</text:p>
          </table:table-cell>
          <table:table-cell ns41:value-type="string" table:number-rows-spanned="8" table:style-name="ce49" table:number-columns-spanned="1" office:value-type="string">
            <text:p>Tabel</text:p>
          </table:table-cell>
          <table:table-cell ns41:value-type="string" table:number-rows-spanned="8" table:style-name="ce49" table:number-columns-spanned="1" office:value-type="string">
            <text:p>Paginanummer links</text:p>
          </table:table-cell>
          <table:table-cell ns41:value-type="string" table:number-rows-spanned="8" table:style-name="ce49" table:number-columns-spanned="1" office:value-type="string">
            <text:p>Paginanummer rechts</text:p>
          </table:table-cell>
          <table:table-cell ns41:value-type="string" table:number-rows-spanned="8" table:style-name="ce49" table:number-columns-spanned="1" office:value-type="string">
            <text:p>Provincie</text:p>
          </table:table-cell>
          <table:table-cell ns41:value-type="string" table:number-rows-spanned="8" table:style-name="ce54" table:number-columns-spanned="1" office:value-type="string">
            <text:p>Imagenummer</text:p>
          </table:table-cell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table-cell ns41:value-type="string" table:number-rows-spanned="5" table:style-name="ce30" table:number-columns-spanned="2" office:value-type="string">
            <text:p>Hoofden van huisgezinnen</text:p>
          </table:table-cell>
          <table:covered-table-cell table:style-name="ce30"/>
          <table:table-cell ns41:value-type="string" table:number-rows-spanned="5" table:style-name="ce31" table:number-columns-spanned="2" office:value-type="string">
            <text:p>Kinderen</text:p>
          </table:table-cell>
          <table:covered-table-cell table:style-name="ce31"/>
          <table:table-cell ns41:value-type="string" table:number-rows-spanned="5" table:style-name="ce30" table:number-columns-spanned="2" office:value-type="string">
            <text:p>Personen in dienstbetrekking</text:p>
          </table:table-cell>
          <table:covered-table-cell table:style-name="ce30"/>
          <table:table-cell ns41:value-type="string" table:number-rows-spanned="5" table:style-name="ce30" table:number-columns-spanned="2" office:value-type="string">
            <text:p>Overige leden der gezinnen</text:p>
          </table:table-cell>
          <table:covered-table-cell table:style-name="ce30"/>
          <table:table-cell ns41:value-type="string" table:number-rows-spanned="5" table:style-name="ce31" table:number-columns-spanned="2" office:value-type="string">
            <text:p>Totaal</text:p>
          </table:table-cell>
          <table:covered-table-cell table:style-name="ce31"/>
          <table:covered-table-cell table:style-name="ce30" table:number-columns-repeated="2"/>
          <table:table-cell ns41:value-type="string" table:number-rows-spanned="5" table:style-name="ce30" table:number-columns-spanned="2" office:value-type="string">
            <text:p>Bestuurders, beambten en bedienden en personen tot hunne gezinnen behoorende</text:p>
          </table:table-cell>
          <table:covered-table-cell table:style-name="ce30"/>
          <table:table-cell ns41:value-type="string" table:number-rows-spanned="5" table:style-name="ce30" table:number-columns-spanned="2" office:value-type="string">
            <text:p>Bestuurders, beambten en bedienden afzonderlijk levende.</text:p>
          </table:table-cell>
          <table:covered-table-cell table:style-name="ce30"/>
          <table:table-cell ns41:value-type="string" table:number-rows-spanned="5" table:style-name="ce30" table:number-columns-spanned="2" office:value-type="string">
            <text:p>Bevolking voor wie het gesticht is bestemd</text:p>
          </table:table-cell>
          <table:covered-table-cell table:style-name="ce30"/>
          <table:table-cell ns41:value-type="string" table:number-rows-spanned="5" table:style-name="ce31" table:number-columns-spanned="2" office:value-type="string">
            <text:p>Totaal</text:p>
          </table:table-cell>
          <table:covered-table-cell table:style-name="ce31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ce30" table:number-columns-repeated="2"/>
          <table:covered-table-cell table:style-name="ce31" table:number-columns-repeated="2"/>
          <table:covered-table-cell table:style-name="ce30" table:number-columns-repeated="4"/>
          <table:covered-table-cell table:style-name="ce31" table:number-columns-repeated="2"/>
          <table:covered-table-cell table:style-name="ce30" table:number-columns-repeated="8"/>
          <table:covered-table-cell table:style-name="ce31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ce30" table:number-columns-repeated="2"/>
          <table:covered-table-cell table:style-name="ce31" table:number-columns-repeated="2"/>
          <table:covered-table-cell table:style-name="ce30" table:number-columns-repeated="4"/>
          <table:covered-table-cell table:style-name="ce31" table:number-columns-repeated="2"/>
          <table:covered-table-cell table:style-name="ce30" table:number-columns-repeated="8"/>
          <table:covered-table-cell table:style-name="ce31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ce30" table:number-columns-repeated="2"/>
          <table:covered-table-cell table:style-name="ce31" table:number-columns-repeated="2"/>
          <table:covered-table-cell table:style-name="ce30" table:number-columns-repeated="4"/>
          <table:covered-table-cell table:style-name="ce31" table:number-columns-repeated="2"/>
          <table:covered-table-cell table:style-name="ce30" table:number-columns-repeated="8"/>
          <table:covered-table-cell table:style-name="ce31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style-name="ce30" table:number-columns-repeated="2"/>
          <table:covered-table-cell table:style-name="ce31" table:number-columns-repeated="2"/>
          <table:covered-table-cell table:style-name="ce30" table:number-columns-repeated="4"/>
          <table:covered-table-cell table:style-name="ce31" table:number-columns-repeated="2"/>
          <table:covered-table-cell table:style-name="ce30" table:number-columns-repeated="8"/>
          <table:covered-table-cell table:style-name="ce31" table:number-columns-repeated="2"/>
          <table:covered-table-cell table:style-name="ce30"/>
          <table:covered-table-cell table:style-name="ce36"/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table-cell table:number-rows-spanned="2" office:value-type="float" office:value="1" table:style-name="ce5" table:number-columns-spanned="1" ns41:value-type="float">
            <text:p>1</text:p>
          </table:table-cell>
          <table:table-cell table:style-name="ce14"/>
          <table:table-cell table:number-rows-spanned="2" office:value-type="float" office:value="2" table:style-name="ce18" table:number-columns-spanned="1" ns41:value-type="float">
            <text:p>2</text:p>
          </table:table-cell>
          <table:table-cell table:number-rows-spanned="2" office:value-type="float" office:value="3" table:style-name="ce25" table:number-columns-spanned="1" ns41:value-type="float">
            <text:p>3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1" office:value-type="string">
            <text:p>V</text:p>
          </table:table-cell>
          <table:table-cell ns41:value-type="string" table:style-name="ce31" office:value-type="string">
            <text:p>M</text:p>
          </table:table-cell>
          <table:table-cell ns41:value-type="string" table:style-name="ce37" office:value-type="string">
            <text:p>V</text:p>
          </table:table-cell>
          <table:covered-table-cell table:style-name="ce44"/>
          <table:covered-table-cell table:style-name="ce50" table:number-columns-repeated="3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5"/>
          <table:table-cell table:style-name="ce14"/>
          <table:covered-table-cell table:style-name="ce18"/>
          <table:covered-table-cell table:style-name="ce25"/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5" office:value-type="float">
            <text:p>15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38" office:value="25" office:value-type="float">
            <text:p>25</text:p>
          </table:table-cell>
          <table:covered-table-cell table:style-name="ce45"/>
          <table:covered-table-cell table:style-name="ce51" table:number-columns-repeated="3"/>
          <table:covered-table-cell table:style-name="ce52"/>
          <table:covered-table-cell table:style-name="ce56"/>
          <table:table-cell table:style-name="ce15" table:number-columns-repeated="992"/>
        </table:table-row>
        <table:table-row table:style-name="ro1">
          <table:table-cell table:style-name="ce6"/>
          <table:table-cell table:style-name="Default"/>
          <table:table-cell table:style-name="ce15" table:number-columns-repeated="1022"/>
        </table:table-row>
        <table:table-row table:style-name="ro3">
          <table:table-cell ns41:value-type="string" table:style-name="ce7" office:value-type="string">
            <text:p>Alkmaar</text:p>
          </table:table-cell>
          <table:table-cell table:style-name="Default"/>
          <table:table-cell ns41:value-type="float" table:style-name="ce19" office:value="2948" office:value-type="float">
            <text:p>2948</text:p>
          </table:table-cell>
          <table:table-cell ns41:value-type="float" table:style-name="ce26" office:value="2847" office:value-type="float">
            <text:p>2847</text:p>
          </table:table-cell>
          <table:table-cell ns41:value-type="float" table:style-name="ce26" office:value="2476" office:value-type="float">
            <text:p>2476</text:p>
          </table:table-cell>
          <table:table-cell ns41:value-type="float" table:style-name="ce26" office:value="371" office:value-type="float">
            <text:p>371</text:p>
          </table:table-cell>
          <table:table-cell ns41:value-type="float" table:style-name="ce26" office:value="3002" office:value-type="float">
            <text:p>3002</text:p>
          </table:table-cell>
          <table:table-cell ns41:value-type="float" table:style-name="ce26" office:value="2914" office:value-type="float">
            <text:p>2914</text:p>
          </table:table-cell>
          <table:table-cell ns41:value-type="float" table:style-name="ce26" office:value="161" office:value-type="float">
            <text:p>161</text:p>
          </table:table-cell>
          <table:table-cell ns41:value-type="float" table:style-name="ce26" office:value="635" office:value-type="float">
            <text:p>635</text:p>
          </table:table-cell>
          <table:table-cell ns41:value-type="float" table:style-name="ce26" office:value="465" office:value-type="float">
            <text:p>465</text:p>
          </table:table-cell>
          <table:table-cell ns41:value-type="float" table:style-name="ce26" office:value="2761" office:value-type="float">
            <text:p>2761</text:p>
          </table:table-cell>
          <table:table-cell table:formula="of:=SUM([.E12];[.G12];[.I12];[.K12])" ns41:value-type="float" table:style-name="ce26" office:value-type="float" office:value="6104">
            <text:p>6104</text:p>
          </table:table-cell>
          <table:table-cell table:formula="of:=SUM([.F12];[.H12];[.J12];[.L12])" ns41:value-type="float" table:style-name="ce26" office:value-type="float" office:value="6681">
            <text:p>6681</text:p>
          </table:table-cell>
          <table:table-cell ns41:value-type="float" table:style-name="ce26" office:value="60" office:value-type="float">
            <text:p>60</text:p>
          </table:table-cell>
          <table:table-cell ns41:value-type="float" table:style-name="ce26" office:value="105" office:value-type="float">
            <text:p>105</text:p>
          </table:table-cell>
          <table:table-cell ns41:value-type="float" table:style-name="ce26" office:value="13" office:value-type="float">
            <text:p>13</text:p>
          </table:table-cell>
          <table:table-cell ns41:value-type="float" table:style-name="ce26" office:value="19" office:value-type="float">
            <text:p>19</text:p>
          </table:table-cell>
          <table:table-cell ns41:value-type="float" table:style-name="ce26" office:value="1" office:value-type="float">
            <text:p>1</text:p>
          </table:table-cell>
          <table:table-cell ns41:value-type="float" table:style-name="ce26" office:value="2" office:value-type="float">
            <text:p>2</text:p>
          </table:table-cell>
          <table:table-cell ns41:value-type="float" table:style-name="ce26" office:value="270" office:value-type="float">
            <text:p>270</text:p>
          </table:table-cell>
          <table:table-cell ns41:value-type="float" table:style-name="ce26" office:value="84" office:value-type="float">
            <text:p>84</text:p>
          </table:table-cell>
          <table:table-cell ns41:value-type="float" table:style-name="ce33" office:value="284" office:value-type="float">
            <text:p>284</text:p>
          </table:table-cell>
          <table:table-cell ns41:value-type="float" table:style-name="ce33" office:value="105" office:value-type="float">
            <text:p>105</text:p>
          </table:table-cell>
          <table:table-cell ns41:value-type="float" table:style-name="ce33" office:value="6434" office:value-type="float">
            <text:p>6434</text:p>
          </table:table-cell>
          <table:table-cell ns41:value-type="float" table:style-name="ce39" office:value="6870" office:value-type="float">
            <text:p>6870</text:p>
          </table:table-cell>
          <table:table-cell ns41:value-type="string" table:style-name="ce46" office:value-type="string">
            <text:p>VT</text:p>
          </table:table-cell>
          <table:table-cell ns41:value-type="string" table:style-name="ce46" office:value-type="string">
            <text:p>1879_09_H2</text:p>
          </table:table-cell>
          <table:table-cell ns41:value-type="float" table:style-name="ce46" office:value="48" office:value-type="float">
            <text:p>48</text:p>
          </table:table-cell>
          <table:table-cell ns41:value-type="float" table:style-name="ce46" office:value="49" office:value-type="float">
            <text:p>49</text:p>
          </table:table-cell>
          <table:table-cell ns41:value-type="string" table:style-name="ce46" office:value-type="string">
            <text:p>NH</text:p>
          </table:table-cell>
          <table:table-cell ns41:value-type="string" table:style-name="ce57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Amsterdam</text:p>
          </table:table-cell>
          <table:table-cell table:style-name="Default"/>
          <table:table-cell ns41:value-type="float" table:style-name="ce20" office:value="26734" office:value-type="float">
            <text:p>26734</text:p>
          </table:table-cell>
          <table:table-cell ns41:value-type="float" table:style-name="TL Data" office:value="67721" office:value-type="float">
            <text:p>67721</text:p>
          </table:table-cell>
          <table:table-cell ns41:value-type="float" table:style-name="TL Data" office:value="57531" office:value-type="float">
            <text:p>57531</text:p>
          </table:table-cell>
          <table:table-cell ns41:value-type="float" table:style-name="TL Data" office:value="10190" office:value-type="float">
            <text:p>10190</text:p>
          </table:table-cell>
          <table:table-cell ns41:value-type="float" table:style-name="TL Data" office:value="72571" office:value-type="float">
            <text:p>72571</text:p>
          </table:table-cell>
          <table:table-cell ns41:value-type="float" table:style-name="TL Data" office:value="71617" office:value-type="float">
            <text:p>71617</text:p>
          </table:table-cell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13270" office:value-type="float">
            <text:p>13270</text:p>
          </table:table-cell>
          <table:table-cell ns41:value-type="float" table:style-name="TL Data" office:value="7389" office:value-type="float">
            <text:p>7389</text:p>
          </table:table-cell>
          <table:table-cell ns41:value-type="float" table:style-name="TL Data" office:value="63756" office:value-type="float">
            <text:p>63756</text:p>
          </table:table-cell>
          <table:table-cell table:formula="of:=SUM([.E13];[.G13];[.I13];[.K13])" ns41:value-type="float" table:style-name="TL Data" office:value="138803" office:value-type="float">
            <text:p>138803</text:p>
          </table:table-cell>
          <table:table-cell table:formula="of:=SUM([.F13];[.H13];[.J13];[.L13])" ns41:value-type="float" table:style-name="TL Data" office:value="158833" office:value-type="float">
            <text:p>158833</text:p>
          </table:table-cell>
          <table:table-cell ns41:value-type="float" table:style-name="TL Data" office:value="5485" office:value-type="float">
            <text:p>5485</text:p>
          </table:table-cell>
          <table:table-cell ns41:value-type="float" table:style-name="TL Data" office:value="5977" office:value-type="float">
            <text:p>597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761" office:value-type="float">
            <text:p>3761</text:p>
          </table:table-cell>
          <table:table-cell ns41:value-type="float" table:style-name="TL Data" office:value="3787" office:value-type="float">
            <text:p>3787</text:p>
          </table:table-cell>
          <table:table-cell ns41:value-type="float" table:style-name="ce34" office:value="4042" office:value-type="float">
            <text:p>4042</text:p>
          </table:table-cell>
          <table:table-cell ns41:value-type="float" table:style-name="ce34" office:value="4293" office:value-type="float">
            <text:p>4293</text:p>
          </table:table-cell>
          <table:table-cell ns41:value-type="float" table:style-name="ce34" office:value="148049" office:value-type="float">
            <text:p>148049</text:p>
          </table:table-cell>
          <table:table-cell ns41:value-type="float" table:style-name="ce40" office:value="168597" office:value-type="float">
            <text:p>16859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aarlem</text:p>
          </table:table-cell>
          <table:table-cell table:style-name="Default"/>
          <table:table-cell ns41:value-type="float" table:style-name="ce20" office:value="6709" office:value-type="float">
            <text:p>6709</text:p>
          </table:table-cell>
          <table:table-cell ns41:value-type="float" table:style-name="TL Data" office:value="7536" office:value-type="float">
            <text:p>7536</text:p>
          </table:table-cell>
          <table:table-cell ns41:value-type="float" table:style-name="TL Data" office:value="6415" office:value-type="float">
            <text:p>6415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8591" office:value-type="float">
            <text:p>8591</text:p>
          </table:table-cell>
          <table:table-cell ns41:value-type="float" table:style-name="TL Data" office:value="8391" office:value-type="float">
            <text:p>839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865" office:value-type="float">
            <text:p>1865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7117" office:value-type="float">
            <text:p>7117</text:p>
          </table:table-cell>
          <table:table-cell table:formula="of:=SUM([.E14];[.G14];[.I14];[.K14])" ns41:value-type="float" table:style-name="TL Data" office:value="16304" office:value-type="float">
            <text:p>16304</text:p>
          </table:table-cell>
          <table:table-cell table:formula="of:=SUM([.F14];[.H14];[.J14];[.L14])" ns41:value-type="float" table:style-name="TL Data" office:value="18494" office:value-type="float">
            <text:p>1849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ce34" office:value="819" office:value-type="float">
            <text:p>819</text:p>
          </table:table-cell>
          <table:table-cell ns41:value-type="float" table:style-name="ce34" office:value="674" office:value-type="float">
            <text:p>674</text:p>
          </table:table-cell>
          <table:table-cell ns41:value-type="float" table:style-name="ce34" office:value="17411" office:value-type="float">
            <text:p>17411</text:p>
          </table:table-cell>
          <table:table-cell ns41:value-type="float" table:style-name="ce40" office:value="19555" office:value-type="float">
            <text:p>1955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elder</text:p>
          </table:table-cell>
          <table:table-cell table:style-name="Default"/>
          <table:table-cell ns41:value-type="float" table:style-name="ce20" office:value="3962" office:value-type="float">
            <text:p>3962</text:p>
          </table:table-cell>
          <table:table-cell ns41:value-type="float" table:style-name="TL Data" office:value="3840" office:value-type="float">
            <text:p>3840</text:p>
          </table:table-cell>
          <table:table-cell ns41:value-type="float" table:style-name="TL Data" office:value="3138" office:value-type="float">
            <text:p>3138</text:p>
          </table:table-cell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4952" office:value-type="float">
            <text:p>4952</text:p>
          </table:table-cell>
          <table:table-cell ns41:value-type="float" table:style-name="TL Data" office:value="4797" office:value-type="float">
            <text:p>479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502" office:value-type="float">
            <text:p>3502</text:p>
          </table:table-cell>
          <table:table-cell table:formula="of:=SUM([.E15];[.G15];[.I15];[.K15])" ns41:value-type="float" table:style-name="TL Data" office:value="8564" office:value-type="float">
            <text:p>8564</text:p>
          </table:table-cell>
          <table:table-cell table:formula="of:=SUM([.F15];[.H15];[.J15];[.L15])" ns41:value-type="float" table:style-name="TL Data" office:value="9306" office:value-type="float">
            <text:p>930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ce34" office:value="1398" office:value-type="float">
            <text:p>1398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9990" office:value-type="float">
            <text:p>9990</text:p>
          </table:table-cell>
          <table:table-cell ns41:value-type="float" table:style-name="ce40" office:value="9622" office:value-type="float">
            <text:p>962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Zaandam</text:p>
          </table:table-cell>
          <table:table-cell table:style-name="Default"/>
          <table:table-cell ns41:value-type="float" table:style-name="ce20" office:value="2951" office:value-type="float">
            <text:p>2951</text:p>
          </table:table-cell>
          <table:table-cell ns41:value-type="float" table:style-name="TL Data" office:value="2804" office:value-type="float">
            <text:p>2804</text:p>
          </table:table-cell>
          <table:table-cell ns41:value-type="float" table:style-name="TL Data" office:value="2431" office:value-type="float">
            <text:p>243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471" office:value-type="float">
            <text:p>3471</text:p>
          </table:table-cell>
          <table:table-cell ns41:value-type="float" table:style-name="TL Data" office:value="3032" office:value-type="float">
            <text:p>3032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551" office:value-type="float">
            <text:p>2551</text:p>
          </table:table-cell>
          <table:table-cell table:formula="of:=SUM([.E16];[.G16];[.I16];[.K16])" ns41:value-type="float" table:style-name="TL Data" office:value="6374" office:value-type="float">
            <text:p>6374</text:p>
          </table:table-cell>
          <table:table-cell table:formula="of:=SUM([.F16];[.H16];[.J16];[.L16])" ns41:value-type="float" table:style-name="TL Data" office:value="6398" office:value-type="float">
            <text:p>639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517" office:value-type="float">
            <text:p>6517</text:p>
          </table:table-cell>
          <table:table-cell ns41:value-type="float" table:style-name="ce40" office:value="6645" office:value-type="float">
            <text:p>66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9" office:value-type="string">
            <text:p>Totaal</text:p>
          </table:table-cell>
          <table:table-cell table:style-name="Default"/>
          <table:table-cell table:formula="of:=SUM([.C12:.C16])" ns41:value-type="float" table:style-name="ce21" office:value-type="float" office:value="43304">
            <text:p>43304</text:p>
          </table:table-cell>
          <table:table-cell table:formula="of:=SUM([.D12:.D16])" ns41:value-type="float" table:style-name="ce27" office:value-type="float" office:value="84748">
            <text:p>84748</text:p>
          </table:table-cell>
          <table:table-cell table:formula="of:=SUM([.E12:.E16])" ns41:value-type="float" table:style-name="ce27" office:value-type="float" office:value="71991">
            <text:p>71991</text:p>
          </table:table-cell>
          <table:table-cell table:formula="of:=SUM([.F12:.F16])" ns41:value-type="float" table:style-name="ce27" office:value-type="float" office:value="12757">
            <text:p>12757</text:p>
          </table:table-cell>
          <table:table-cell table:formula="of:=SUM([.G12:.G16])" ns41:value-type="float" table:style-name="ce27" office:value-type="float" office:value="92587">
            <text:p>92587</text:p>
          </table:table-cell>
          <table:table-cell table:formula="of:=SUM([.H12:.H16])" ns41:value-type="float" table:style-name="ce27" office:value-type="float" office:value="90751">
            <text:p>90751</text:p>
          </table:table-cell>
          <table:table-cell table:formula="of:=SUM([.I12:.I16])" ns41:value-type="float" table:style-name="ce27" office:value-type="float" office:value="1848">
            <text:p>1848</text:p>
          </table:table-cell>
          <table:table-cell table:formula="of:=SUM([.J12:.J16])" ns41:value-type="float" table:style-name="ce27" office:value-type="float" office:value="16517">
            <text:p>16517</text:p>
          </table:table-cell>
          <table:table-cell table:formula="of:=SUM([.K12:.K16])" ns41:value-type="float" table:style-name="ce27" office:value-type="float" office:value="9723">
            <text:p>9723</text:p>
          </table:table-cell>
          <table:table-cell table:formula="of:=SUM([.L12:.L16])" ns41:value-type="float" table:style-name="ce27" office:value-type="float" office:value="79687">
            <text:p>79687</text:p>
          </table:table-cell>
          <table:table-cell table:formula="of:=SUM([.E17];[.G17];[.I17];[.K17])" ns41:value-type="float" table:style-name="ce27" office:value-type="float" office:value="176149">
            <text:p>176149</text:p>
          </table:table-cell>
          <table:table-cell table:formula="of:=SUM([.F17];[.H17];[.J17];[.L17])" ns41:value-type="float" table:style-name="ce27" office:value-type="float" office:value="199712">
            <text:p>199712</text:p>
          </table:table-cell>
          <table:table-cell table:formula="of:=SUM([.O12:.O16])" ns41:value-type="float" table:style-name="ce27" office:value-type="float" office:value="6011">
            <text:p>6011</text:p>
          </table:table-cell>
          <table:table-cell table:formula="of:=SUM([.P12:.P16])" ns41:value-type="float" table:style-name="ce27" office:value-type="float" office:value="6982">
            <text:p>6982</text:p>
          </table:table-cell>
          <table:table-cell table:formula="of:=SUM([.Q12:.Q16])" ns41:value-type="float" table:style-name="ce27" office:value-type="float" office:value="249">
            <text:p>249</text:p>
          </table:table-cell>
          <table:table-cell table:formula="of:=SUM([.R12:.R16])" ns41:value-type="float" table:style-name="ce27" office:value-type="float" office:value="388">
            <text:p>388</text:p>
          </table:table-cell>
          <table:table-cell table:formula="of:=SUM([.S12:.S16])" ns41:value-type="float" table:style-name="ce27" office:value-type="float" office:value="158">
            <text:p>158</text:p>
          </table:table-cell>
          <table:table-cell table:formula="of:=SUM([.T12:.T16])" ns41:value-type="float" table:style-name="ce27" office:value-type="float" office:value="300">
            <text:p>300</text:p>
          </table:table-cell>
          <table:table-cell table:formula="of:=SUM([.U12:.U16])" ns41:value-type="float" table:style-name="ce27" office:value-type="float" office:value="6241">
            <text:p>6241</text:p>
          </table:table-cell>
          <table:table-cell table:formula="of:=SUM([.V12:.V16])" ns41:value-type="float" table:style-name="ce27" office:value-type="float" office:value="4595">
            <text:p>4595</text:p>
          </table:table-cell>
          <table:table-cell table:formula="of:=SUM([.W12:.W16])" ns41:value-type="float" table:style-name="ce27" office:value-type="float" office:value="6648">
            <text:p>6648</text:p>
          </table:table-cell>
          <table:table-cell table:formula="of:=SUM([.X12:.X16])" ns41:value-type="float" table:style-name="ce27" office:value-type="float" office:value="5283">
            <text:p>5283</text:p>
          </table:table-cell>
          <table:table-cell table:formula="of:=SUM([.Y12:.Y16])" ns41:value-type="float" table:style-name="ce27" office:value-type="float" office:value="188401">
            <text:p>188401</text:p>
          </table:table-cell>
          <table:table-cell table:formula="of:=SUM([.Z12:.Z16])" ns41:value-type="float" table:style-name="ce41" office:value-type="float" office:value="211289">
            <text:p>21128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Aalsmeer</text:p>
          </table:table-cell>
          <table:table-cell table:style-name="Default"/>
          <table:table-cell ns41:value-type="float" table:style-name="ce20" office:value="815" office:value-type="float">
            <text:p>815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42" office:value-type="float">
            <text:p>742</text:p>
          </table:table-cell>
          <table:table-cell table:formula="of:=SUM([.E18];[.G18];[.I18];[.K18])" ns41:value-type="float" table:style-name="TL Data" office:value="1866" office:value-type="float">
            <text:p>1866</text:p>
          </table:table-cell>
          <table:table-cell table:formula="of:=SUM([.F18];[.H18];[.J18];[.L18])" ns41:value-type="float" table:style-name="TL Data" office:value="1752" office:value-type="float">
            <text:p>175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907" office:value-type="float">
            <text:p>1907</text:p>
          </table:table-cell>
          <table:table-cell ns41:value-type="float" table:style-name="ce40" office:value="1798" office:value-type="float">
            <text:p>179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Abbekerk</text:p>
          </table:table-cell>
          <table:table-cell table:style-name="Default"/>
          <table:table-cell ns41:value-type="float" table:style-name="ce20" office:value="153" office:value-type="float">
            <text:p>15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7" office:value-type="float">
            <text:p>177</text:p>
          </table:table-cell>
          <table:table-cell table:formula="of:=SUM([.E19];[.G19];[.I19];[.K19])" ns41:value-type="float" table:style-name="TL Data" office:value="416" office:value-type="float">
            <text:p>416</text:p>
          </table:table-cell>
          <table:table-cell table:formula="of:=SUM([.F19];[.H19];[.J19];[.L19])" ns41:value-type="float" table:style-name="TL Data" office:value="410" office:value-type="float">
            <text:p>410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422" office:value-type="float">
            <text:p>422</text:p>
          </table:table-cell>
          <table:table-cell ns41:value-type="float" table:style-name="ce40" office:value="416" office:value-type="float">
            <text:p>41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Akersloot</text:p>
          </table:table-cell>
          <table:table-cell table:style-name="Default"/>
          <table:table-cell ns41:value-type="float" table:style-name="ce20" office:value="277" office:value-type="float">
            <text:p>277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0" office:value-type="float">
            <text:p>270</text:p>
          </table:table-cell>
          <table:table-cell table:formula="of:=SUM([.E20];[.G20];[.I20];[.K20])" ns41:value-type="float" table:style-name="TL Data" office:value="784" office:value-type="float">
            <text:p>784</text:p>
          </table:table-cell>
          <table:table-cell table:formula="of:=SUM([.F20];[.H20];[.J20];[.L20])" ns41:value-type="float" table:style-name="TL Data" office:value="745" office:value-type="float">
            <text:p>745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791" office:value-type="float">
            <text:p>791</text:p>
          </table:table-cell>
          <table:table-cell ns41:value-type="float" table:style-name="ce40" office:value="752" office:value-type="float">
            <text:p>75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Andijk</text:p>
          </table:table-cell>
          <table:table-cell table:style-name="Default"/>
          <table:table-cell ns41:value-type="float" table:style-name="ce20" office:value="514" office:value-type="float">
            <text:p>514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23" office:value-type="float">
            <text:p>523</text:p>
          </table:table-cell>
          <table:table-cell table:formula="of:=SUM([.E21];[.G21];[.I21];[.K21])" ns41:value-type="float" table:style-name="TL Data" office:value="1251" office:value-type="float">
            <text:p>1251</text:p>
          </table:table-cell>
          <table:table-cell table:formula="of:=SUM([.F21];[.H21];[.J21];[.L21])" ns41:value-type="float" table:style-name="TL Data" office:value="1185" office:value-type="float">
            <text:p>118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1260" office:value-type="float">
            <text:p>1260</text:p>
          </table:table-cell>
          <table:table-cell ns41:value-type="float" table:style-name="ce40" office:value="1192" office:value-type="float">
            <text:p>119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Ankeveen</text:p>
          </table:table-cell>
          <table:table-cell table:style-name="Default"/>
          <table:table-cell ns41:value-type="float" table:style-name="ce20" office:value="122" office:value-type="float">
            <text:p>12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E22];[.G22];[.I22];[.K22])" ns41:value-type="float" table:style-name="TL Data" office:value="258" office:value-type="float">
            <text:p>258</text:p>
          </table:table-cell>
          <table:table-cell table:formula="of:=SUM([.F22];[.H22];[.J22];[.L22])" ns41:value-type="float" table:style-name="TL Data" office:value="250" office:value-type="float">
            <text:p>2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266" office:value-type="float">
            <text:p>266</text:p>
          </table:table-cell>
          <table:table-cell ns41:value-type="float" table:style-name="ce40" office:value="261" office:value-type="float">
            <text:p>26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Anna Paulowna</text:p>
          </table:table-cell>
          <table:table-cell table:style-name="Default"/>
          <table:table-cell ns41:value-type="float" table:style-name="ce20" office:value="551" office:value-type="float">
            <text:p>551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17" office:value-type="float">
            <text:p>517</text:p>
          </table:table-cell>
          <table:table-cell table:formula="of:=SUM([.E23];[.G23];[.I23];[.K23])" ns41:value-type="float" table:style-name="TL Data" office:value="1439" office:value-type="float">
            <text:p>1439</text:p>
          </table:table-cell>
          <table:table-cell table:formula="of:=SUM([.F23];[.H23];[.J23];[.L23])" ns41:value-type="float" table:style-name="TL Data" office:value="1265" office:value-type="float">
            <text:p>12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1446" office:value-type="float">
            <text:p>1446</text:p>
          </table:table-cell>
          <table:table-cell ns41:value-type="float" table:style-name="ce40" office:value="1269" office:value-type="float">
            <text:p>126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Assendelft</text:p>
          </table:table-cell>
          <table:table-cell table:style-name="Default"/>
          <table:table-cell ns41:value-type="float" table:style-name="ce20" office:value="738" office:value-type="float">
            <text:p>738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30" office:value-type="float">
            <text:p>930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16" office:value-type="float">
            <text:p>616</text:p>
          </table:table-cell>
          <table:table-cell table:formula="of:=SUM([.E24];[.G24];[.I24];[.K24])" ns41:value-type="float" table:style-name="TL Data" office:value="1680" office:value-type="float">
            <text:p>1680</text:p>
          </table:table-cell>
          <table:table-cell table:formula="of:=SUM([.F24];[.H24];[.J24];[.L24])" ns41:value-type="float" table:style-name="TL Data" office:value="1561" office:value-type="float">
            <text:p>15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693" office:value-type="float">
            <text:p>1693</text:p>
          </table:table-cell>
          <table:table-cell ns41:value-type="float" table:style-name="ce40" office:value="1593" office:value-type="float">
            <text:p>159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Avenhorn</text:p>
          </table:table-cell>
          <table:table-cell table:style-name="Default"/>
          <table:table-cell ns41:value-type="float" table:style-name="ce20" office:value="295" office:value-type="float">
            <text:p>29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2" office:value-type="float">
            <text:p>262</text:p>
          </table:table-cell>
          <table:table-cell table:formula="of:=SUM([.E25];[.G25];[.I25];[.K25])" ns41:value-type="float" table:style-name="TL Data" office:value="658" office:value-type="float">
            <text:p>658</text:p>
          </table:table-cell>
          <table:table-cell table:formula="of:=SUM([.F25];[.H25];[.J25];[.L25])" ns41:value-type="float" table:style-name="TL Data" office:value="657" office:value-type="float">
            <text:p>6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667" office:value-type="float">
            <text:p>667</text:p>
          </table:table-cell>
          <table:table-cell ns41:value-type="float" table:style-name="ce40" office:value="668" office:value-type="float">
            <text:p>66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arsingerhorn</text:p>
          </table:table-cell>
          <table:table-cell table:style-name="Default"/>
          <table:table-cell ns41:value-type="float" table:style-name="ce20" office:value="476" office:value-type="float">
            <text:p>476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11" office:value-type="float">
            <text:p>511</text:p>
          </table:table-cell>
          <table:table-cell table:formula="of:=SUM([.E26];[.G26];[.I26];[.K26])" ns41:value-type="float" table:style-name="TL Data" office:value="1196" office:value-type="float">
            <text:p>1196</text:p>
          </table:table-cell>
          <table:table-cell table:formula="of:=SUM([.F26];[.H26];[.J26];[.L26])" ns41:value-type="float" table:style-name="TL Data" office:value="1222" office:value-type="float">
            <text:p>12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227" office:value-type="float">
            <text:p>1227</text:p>
          </table:table-cell>
          <table:table-cell ns41:value-type="float" table:style-name="ce40" office:value="1252" office:value-type="float">
            <text:p>125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eemster</text:p>
          </table:table-cell>
          <table:table-cell table:style-name="Default"/>
          <table:table-cell ns41:value-type="float" table:style-name="ce20" office:value="856" office:value-type="float">
            <text:p>856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03" office:value-type="float">
            <text:p>803</text:p>
          </table:table-cell>
          <table:table-cell table:formula="of:=SUM([.E27];[.G27];[.I27];[.K27])" ns41:value-type="float" table:style-name="TL Data" office:value="2083" office:value-type="float">
            <text:p>2083</text:p>
          </table:table-cell>
          <table:table-cell table:formula="of:=SUM([.F27];[.H27];[.J27];[.L27])" ns41:value-type="float" table:style-name="TL Data" office:value="2134" office:value-type="float">
            <text:p>21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105" office:value-type="float">
            <text:p>2105</text:p>
          </table:table-cell>
          <table:table-cell ns41:value-type="float" table:style-name="ce40" office:value="2164" office:value-type="float">
            <text:p>216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eets</text:p>
          </table:table-cell>
          <table:table-cell table:style-name="Default"/>
          <table:table-cell ns41:value-type="float" table:style-name="ce20" office:value="143" office:value-type="float">
            <text:p>14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5" office:value-type="float">
            <text:p>135</text:p>
          </table:table-cell>
          <table:table-cell table:formula="of:=SUM([.E28];[.G28];[.I28];[.K28])" ns41:value-type="float" table:style-name="TL Data" office:value="300" office:value-type="float">
            <text:p>300</text:p>
          </table:table-cell>
          <table:table-cell table:formula="of:=SUM([.F28];[.H28];[.J28];[.L28])" ns41:value-type="float" table:style-name="TL Data" office:value="321" office:value-type="float">
            <text:p>3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300" office:value-type="float">
            <text:p>300</text:p>
          </table:table-cell>
          <table:table-cell ns41:value-type="float" table:style-name="ce40" office:value="322" office:value-type="float">
            <text:p>32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ennebroek</text:p>
          </table:table-cell>
          <table:table-cell table:style-name="Default"/>
          <table:table-cell ns41:value-type="float" table:style-name="ce20" office:value="163" office:value-type="float">
            <text:p>16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7" office:value-type="float">
            <text:p>157</text:p>
          </table:table-cell>
          <table:table-cell table:formula="of:=SUM([.E29];[.G29];[.I29];[.K29])" ns41:value-type="float" table:style-name="TL Data" office:value="393" office:value-type="float">
            <text:p>393</text:p>
          </table:table-cell>
          <table:table-cell table:formula="of:=SUM([.F29];[.H29];[.J29];[.L29])" ns41:value-type="float" table:style-name="TL Data" office:value="374" office:value-type="float">
            <text:p>37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394" office:value-type="float">
            <text:p>394</text:p>
          </table:table-cell>
          <table:table-cell ns41:value-type="float" table:style-name="ce40" office:value="380" office:value-type="float">
            <text:p>38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ergen</text:p>
          </table:table-cell>
          <table:table-cell table:style-name="Default"/>
          <table:table-cell ns41:value-type="float" table:style-name="ce20" office:value="323" office:value-type="float">
            <text:p>323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9" office:value-type="float">
            <text:p>309</text:p>
          </table:table-cell>
          <table:table-cell table:formula="of:=SUM([.E30];[.G30];[.I30];[.K30])" ns41:value-type="float" table:style-name="TL Data" office:value="742" office:value-type="float">
            <text:p>742</text:p>
          </table:table-cell>
          <table:table-cell table:formula="of:=SUM([.F30];[.H30];[.J30];[.L30])" ns41:value-type="float" table:style-name="TL Data" office:value="749" office:value-type="float">
            <text:p>7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744" office:value-type="float">
            <text:p>744</text:p>
          </table:table-cell>
          <table:table-cell ns41:value-type="float" table:style-name="ce40" office:value="759" office:value-type="float">
            <text:p>75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erkhout</text:p>
          </table:table-cell>
          <table:table-cell table:style-name="Default"/>
          <table:table-cell ns41:value-type="float" table:style-name="ce20" office:value="433" office:value-type="float">
            <text:p>433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67" office:value-type="float">
            <text:p>467</text:p>
          </table:table-cell>
          <table:table-cell table:formula="of:=SUM([.E31];[.G31];[.I31];[.K31])" ns41:value-type="float" table:style-name="TL Data" office:value="1107" office:value-type="float">
            <text:p>1107</text:p>
          </table:table-cell>
          <table:table-cell table:formula="of:=SUM([.F31];[.H31];[.J31];[.L31])" ns41:value-type="float" table:style-name="TL Data" office:value="1170" office:value-type="float">
            <text:p>117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40" office:value="1187" office:value-type="float">
            <text:p>118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everwijk</text:p>
          </table:table-cell>
          <table:table-cell table:style-name="Default"/>
          <table:table-cell ns41:value-type="float" table:style-name="ce20" office:value="828" office:value-type="float">
            <text:p>828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78" office:value-type="float">
            <text:p>778</text:p>
          </table:table-cell>
          <table:table-cell table:formula="of:=SUM([.E32];[.G32];[.I32];[.K32])" ns41:value-type="float" table:style-name="TL Data" office:value="1822" office:value-type="float">
            <text:p>1822</text:p>
          </table:table-cell>
          <table:table-cell table:formula="of:=SUM([.F32];[.H32];[.J32];[.L32])" ns41:value-type="float" table:style-name="TL Data" office:value="1920" office:value-type="float">
            <text:p>19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1835" office:value-type="float">
            <text:p>1835</text:p>
          </table:table-cell>
          <table:table-cell ns41:value-type="float" table:style-name="ce40" office:value="1960" office:value-type="float">
            <text:p>196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laricum</text:p>
          </table:table-cell>
          <table:table-cell table:style-name="Default"/>
          <table:table-cell ns41:value-type="float" table:style-name="ce20" office:value="198" office:value-type="float">
            <text:p>19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2" office:value-type="float">
            <text:p>172</text:p>
          </table:table-cell>
          <table:table-cell table:formula="of:=SUM([.E33];[.G33];[.I33];[.K33])" ns41:value-type="float" table:style-name="TL Data" office:value="472" office:value-type="float">
            <text:p>472</text:p>
          </table:table-cell>
          <table:table-cell table:formula="of:=SUM([.F33];[.H33];[.J33];[.L33])" ns41:value-type="float" table:style-name="TL Data" office:value="472" office:value-type="float">
            <text:p>47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473" office:value-type="float">
            <text:p>473</text:p>
          </table:table-cell>
          <table:table-cell ns41:value-type="float" table:style-name="ce40" office:value="475" office:value-type="float">
            <text:p>47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loemendaal</text:p>
          </table:table-cell>
          <table:table-cell table:style-name="Default"/>
          <table:table-cell ns41:value-type="float" table:style-name="ce20" office:value="566" office:value-type="float">
            <text:p>566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24" office:value-type="float">
            <text:p>524</text:p>
          </table:table-cell>
          <table:table-cell table:formula="of:=SUM([.E34];[.G34];[.I34];[.K34])" ns41:value-type="float" table:style-name="TL Data" office:value="1390" office:value-type="float">
            <text:p>1390</text:p>
          </table:table-cell>
          <table:table-cell table:formula="of:=SUM([.F34];[.H34];[.J34];[.L34])" ns41:value-type="float" table:style-name="TL Data" office:value="1508" office:value-type="float">
            <text:p>150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ce34" office:value="503" office:value-type="float">
            <text:p>50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897" office:value-type="float">
            <text:p>1897</text:p>
          </table:table-cell>
          <table:table-cell ns41:value-type="float" table:style-name="ce40" office:value="2054" office:value-type="float">
            <text:p>205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lokker</text:p>
          </table:table-cell>
          <table:table-cell table:style-name="Default"/>
          <table:table-cell ns41:value-type="float" table:style-name="ce20" office:value="389" office:value-type="float">
            <text:p>389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4" office:value-type="float">
            <text:p>344</text:p>
          </table:table-cell>
          <table:table-cell table:formula="of:=SUM([.E35];[.G35];[.I35];[.K35])" ns41:value-type="float" table:style-name="TL Data" office:value="793" office:value-type="float">
            <text:p>793</text:p>
          </table:table-cell>
          <table:table-cell table:formula="of:=SUM([.F35];[.H35];[.J35];[.L35])" ns41:value-type="float" table:style-name="TL Data" office:value="788" office:value-type="float">
            <text:p>7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797" office:value-type="float">
            <text:p>797</text:p>
          </table:table-cell>
          <table:table-cell ns41:value-type="float" table:style-name="ce40" office:value="801" office:value-type="float">
            <text:p>80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ovenkarspel</text:p>
          </table:table-cell>
          <table:table-cell table:style-name="Default"/>
          <table:table-cell ns41:value-type="float" table:style-name="ce20" office:value="285" office:value-type="float">
            <text:p>285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5" office:value-type="float">
            <text:p>305</text:p>
          </table:table-cell>
          <table:table-cell table:formula="of:=SUM([.E36];[.G36];[.I36];[.K36])" ns41:value-type="float" table:style-name="TL Data" office:value="730" office:value-type="float">
            <text:p>730</text:p>
          </table:table-cell>
          <table:table-cell table:formula="of:=SUM([.F36];[.H36];[.J36];[.L36])" ns41:value-type="float" table:style-name="TL Data" office:value="731" office:value-type="float">
            <text:p>7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40" office:value="747" office:value-type="float">
            <text:p>74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roek in Waterland</text:p>
          </table:table-cell>
          <table:table-cell table:style-name="Default"/>
          <table:table-cell ns41:value-type="float" table:style-name="ce20" office:value="270" office:value-type="float">
            <text:p>27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370" table:style-name="TL Data" table:number-columns-repeated="2" office:value-type="float">
            <text:p>37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10" office:value-type="float">
            <text:p>310</text:p>
          </table:table-cell>
          <table:table-cell table:formula="of:=SUM([.E37];[.G37];[.I37];[.K37])" ns41:value-type="float" table:style-name="TL Data" office:value="718" office:value-type="float">
            <text:p>718</text:p>
          </table:table-cell>
          <table:table-cell table:formula="of:=SUM([.F37];[.H37];[.J37];[.L37])" ns41:value-type="float" table:style-name="TL Data" office:value="753" office:value-type="float">
            <text:p>7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ns41:value-type="float" table:style-name="ce34" office:value="730" office:value-type="float">
            <text:p>730</text:p>
          </table:table-cell>
          <table:table-cell ns41:value-type="float" table:style-name="ce40" office:value="782" office:value-type="float">
            <text:p>78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roek op Langedijk</text:p>
          </table:table-cell>
          <table:table-cell table:style-name="Default"/>
          <table:table-cell ns41:value-type="float" table:style-name="ce20" office:value="275" office:value-type="float">
            <text:p>27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6" office:value-type="float">
            <text:p>246</text:p>
          </table:table-cell>
          <table:table-cell table:formula="of:=SUM([.E38];[.G38];[.I38];[.K38])" ns41:value-type="float" table:style-name="TL Data" office:value="585" office:value-type="float">
            <text:p>585</text:p>
          </table:table-cell>
          <table:table-cell table:formula="of:=SUM([.F38];[.H38];[.J38];[.L38])" ns41:value-type="float" table:style-name="TL Data" office:value="563" office:value-type="float">
            <text:p>56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592" office:value-type="float">
            <text:p>592</text:p>
          </table:table-cell>
          <table:table-cell ns41:value-type="float" table:style-name="ce40" office:value="574" office:value-type="float">
            <text:p>5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uiksloot</text:p>
          </table:table-cell>
          <table:table-cell table:style-name="Default"/>
          <table:table-cell ns41:value-type="float" table:style-name="ce20" office:value="228" office:value-type="float">
            <text:p>22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6" office:value-type="float">
            <text:p>196</text:p>
          </table:table-cell>
          <table:table-cell table:formula="of:=SUM([.E39];[.G39];[.I39];[.K39])" ns41:value-type="float" table:style-name="TL Data" office:value="471" office:value-type="float">
            <text:p>471</text:p>
          </table:table-cell>
          <table:table-cell table:formula="of:=SUM([.F39];[.H39];[.J39];[.L39])" ns41:value-type="float" table:style-name="TL Data" office:value="466" office:value-type="float">
            <text:p>4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474" office:value-type="float">
            <text:p>474</text:p>
          </table:table-cell>
          <table:table-cell ns41:value-type="float" table:style-name="ce40" office:value="475" office:value-type="float">
            <text:p>47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Bussum</text:p>
          </table:table-cell>
          <table:table-cell table:style-name="Default"/>
          <table:table-cell ns41:value-type="float" table:style-name="ce20" office:value="247" office:value-type="float">
            <text:p>247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44" office:value-type="float">
            <text:p>344</text:p>
          </table:table-cell>
          <table:table-cell table:formula="of:=SUM([.E40];[.G40];[.I40];[.K40])" ns41:value-type="float" table:style-name="TL Data" office:value="885" office:value-type="float">
            <text:p>885</text:p>
          </table:table-cell>
          <table:table-cell table:formula="of:=SUM([.F40];[.H40];[.J40];[.L40])" ns41:value-type="float" table:style-name="TL Data" office:value="900" office:value-type="float">
            <text:p>90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ce34" office:value="21" office:value-type="float">
            <text:p>2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909" office:value-type="float">
            <text:p>909</text:p>
          </table:table-cell>
          <table:table-cell ns41:value-type="float" table:style-name="ce40" office:value="916" office:value-type="float">
            <text:p>91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Callantsoog</text:p>
          </table:table-cell>
          <table:table-cell table:style-name="Default"/>
          <table:table-cell ns41:value-type="float" table:style-name="ce20" office:value="132" office:value-type="float">
            <text:p>13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9" office:value-type="float">
            <text:p>109</text:p>
          </table:table-cell>
          <table:table-cell table:formula="of:=SUM([.E41];[.G41];[.I41];[.K41])" ns41:value-type="float" table:style-name="TL Data" office:value="316" office:value-type="float">
            <text:p>316</text:p>
          </table:table-cell>
          <table:table-cell table:formula="of:=SUM([.F41];[.H41];[.J41];[.L41])" ns41:value-type="float" table:style-name="TL Data" office:value="290" office:value-type="float">
            <text:p>290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321" office:value-type="float">
            <text:p>321</text:p>
          </table:table-cell>
          <table:table-cell ns41:value-type="float" table:style-name="ce40" office:value="295" office:value-type="float">
            <text:p>29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Castricum</text:p>
          </table:table-cell>
          <table:table-cell table:style-name="Default"/>
          <table:table-cell ns41:value-type="float" table:style-name="ce20" office:value="313" office:value-type="float">
            <text:p>313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8" office:value-type="float">
            <text:p>278</text:p>
          </table:table-cell>
          <table:table-cell table:formula="of:=SUM([.E42];[.G42];[.I42];[.K42])" ns41:value-type="float" table:style-name="TL Data" office:value="761" office:value-type="float">
            <text:p>761</text:p>
          </table:table-cell>
          <table:table-cell table:formula="of:=SUM([.F42];[.H42];[.J42];[.L42])" ns41:value-type="float" table:style-name="TL Data" office:value="732" office:value-type="float">
            <text:p>73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40" office:value="745" office:value-type="float">
            <text:p>7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Diemen</text:p>
          </table:table-cell>
          <table:table-cell table:style-name="Default"/>
          <table:table-cell ns41:value-type="float" table:style-name="ce20" office:value="240" office:value-type="float">
            <text:p>24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25" office:value-type="float">
            <text:p>225</text:p>
          </table:table-cell>
          <table:table-cell table:formula="of:=SUM([.E43];[.G43];[.I43];[.K43])" ns41:value-type="float" table:style-name="TL Data" office:value="583" office:value-type="float">
            <text:p>583</text:p>
          </table:table-cell>
          <table:table-cell table:formula="of:=SUM([.F43];[.H43];[.J43];[.L43])" ns41:value-type="float" table:style-name="TL Data" office:value="589" office:value-type="float">
            <text:p>5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585" office:value-type="float">
            <text:p>585</text:p>
          </table:table-cell>
          <table:table-cell ns41:value-type="float" table:style-name="ce40" office:value="595" office:value-type="float">
            <text:p>59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Edam</text:p>
          </table:table-cell>
          <table:table-cell table:style-name="Default"/>
          <table:table-cell ns41:value-type="float" table:style-name="ce20" office:value="1279" office:value-type="float">
            <text:p>1279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466" office:value-type="float">
            <text:p>1466</text:p>
          </table:table-cell>
          <table:table-cell ns41:value-type="float" table:style-name="TL Data" office:value="1329" office:value-type="float">
            <text:p>132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95" office:value-type="float">
            <text:p>1095</text:p>
          </table:table-cell>
          <table:table-cell table:formula="of:=SUM([.E44];[.G44];[.I44];[.K44])" ns41:value-type="float" table:style-name="TL Data" office:value="2719" office:value-type="float">
            <text:p>2719</text:p>
          </table:table-cell>
          <table:table-cell table:formula="of:=SUM([.F44];[.H44];[.J44];[.L44])" ns41:value-type="float" table:style-name="TL Data" office:value="2743" office:value-type="float">
            <text:p>274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2772" office:value-type="float">
            <text:p>2772</text:p>
          </table:table-cell>
          <table:table-cell ns41:value-type="float" table:style-name="ce40" office:value="2828" office:value-type="float">
            <text:p>282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Egmond aan Zee</text:p>
          </table:table-cell>
          <table:table-cell table:style-name="Default"/>
          <table:table-cell ns41:value-type="float" table:style-name="ce20" office:value="415" office:value-type="float">
            <text:p>41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8" office:value-type="float">
            <text:p>358</text:p>
          </table:table-cell>
          <table:table-cell table:formula="of:=SUM([.E45];[.G45];[.I45];[.K45])" ns41:value-type="float" table:style-name="TL Data" office:value="1038" office:value-type="float">
            <text:p>1038</text:p>
          </table:table-cell>
          <table:table-cell table:formula="of:=SUM([.F45];[.H45];[.J45];[.L45])" ns41:value-type="float" table:style-name="TL Data" office:value="952" office:value-type="float">
            <text:p>9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047" office:value-type="float">
            <text:p>1047</text:p>
          </table:table-cell>
          <table:table-cell ns41:value-type="float" table:style-name="ce40" office:value="978" office:value-type="float">
            <text:p>97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Egmond binnen</text:p>
          </table:table-cell>
          <table:table-cell table:style-name="Default"/>
          <table:table-cell ns41:value-type="float" table:style-name="ce20" office:value="264" office:value-type="float">
            <text:p>26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5" office:value-type="float">
            <text:p>235</text:p>
          </table:table-cell>
          <table:table-cell table:formula="of:=SUM([.E46];[.G46];[.I46];[.K46])" ns41:value-type="float" table:style-name="TL Data" office:value="632" office:value-type="float">
            <text:p>632</text:p>
          </table:table-cell>
          <table:table-cell table:formula="of:=SUM([.F46];[.H46];[.J46];[.L46])" ns41:value-type="float" table:style-name="TL Data" office:value="637" office:value-type="float">
            <text:p>6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637" office:value-type="float">
            <text:p>637</text:p>
          </table:table-cell>
          <table:table-cell ns41:value-type="float" table:style-name="ce40" office:value="643" office:value-type="float">
            <text:p>64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Enkhuizen</text:p>
          </table:table-cell>
          <table:table-cell table:style-name="Default"/>
          <table:table-cell ns41:value-type="float" table:style-name="ce20" office:value="1175" office:value-type="float">
            <text:p>1175</text:p>
          </table:table-cell>
          <table:table-cell ns41:value-type="float" table:style-name="TL Data" office:value="1217" office:value-type="float">
            <text:p>1217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94" office:value-type="float">
            <text:p>1494</text:p>
          </table:table-cell>
          <table:table-cell ns41:value-type="float" table:style-name="TL Data" office:value="1451" office:value-type="float">
            <text:p>145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45" office:value-type="float">
            <text:p>1145</text:p>
          </table:table-cell>
          <table:table-cell table:formula="of:=SUM([.E47];[.G47];[.I47];[.K47])" ns41:value-type="float" table:style-name="TL Data" office:value="2719" office:value-type="float">
            <text:p>2719</text:p>
          </table:table-cell>
          <table:table-cell table:formula="of:=SUM([.F47];[.H47];[.J47];[.L47])" ns41:value-type="float" table:style-name="TL Data" office:value="2868" office:value-type="float">
            <text:p>286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2769" office:value-type="float">
            <text:p>2769</text:p>
          </table:table-cell>
          <table:table-cell ns41:value-type="float" table:style-name="ce40" office:value="3005" office:value-type="float">
            <text:p>300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48" office:value-type="float">
            <text:p>48</text:p>
          </table:table-cell>
          <table:table-cell ns41:value-type="float" table:style-name="ce47" office:value="49" office:value-type="float">
            <text:p>49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Graft</text:p>
          </table:table-cell>
          <table:table-cell table:style-name="Default"/>
          <table:table-cell ns41:value-type="float" table:style-name="ce20" office:value="323" office:value-type="float">
            <text:p>323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16" office:value-type="float">
            <text:p>316</text:p>
          </table:table-cell>
          <table:table-cell table:formula="of:=SUM([.E48];[.G48];[.I48];[.K48])" ns41:value-type="float" table:style-name="TL Data" office:value="806" office:value-type="float">
            <text:p>806</text:p>
          </table:table-cell>
          <table:table-cell table:formula="of:=SUM([.F48];[.H48];[.J48];[.L48])" ns41:value-type="float" table:style-name="TL Data" office:value="771" office:value-type="float">
            <text:p>77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817" office:value-type="float">
            <text:p>817</text:p>
          </table:table-cell>
          <table:table-cell ns41:value-type="float" table:style-name="ce40" office:value="788" office:value-type="float">
            <text:p>78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s Graveland</text:p>
          </table:table-cell>
          <table:table-cell table:style-name="Default"/>
          <table:table-cell ns41:value-type="float" table:style-name="ce20" office:value="287" office:value-type="float">
            <text:p>28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6" office:value-type="float">
            <text:p>256</text:p>
          </table:table-cell>
          <table:table-cell table:formula="of:=SUM([.E49];[.G49];[.I49];[.K49])" ns41:value-type="float" table:style-name="TL Data" office:value="562" office:value-type="float">
            <text:p>562</text:p>
          </table:table-cell>
          <table:table-cell table:formula="of:=SUM([.F49];[.H49];[.J49];[.L49])" ns41:value-type="float" table:style-name="TL Data" office:value="634" office:value-type="float">
            <text:p>6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570" office:value-type="float">
            <text:p>570</text:p>
          </table:table-cell>
          <table:table-cell ns41:value-type="float" table:style-name="ce40" office:value="658" office:value-type="float">
            <text:p>65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Grootebroek</text:p>
          </table:table-cell>
          <table:table-cell table:style-name="Default"/>
          <table:table-cell ns41:value-type="float" table:style-name="ce20" office:value="387" office:value-type="float">
            <text:p>387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47" office:value-type="float">
            <text:p>447</text:p>
          </table:table-cell>
          <table:table-cell table:formula="of:=SUM([.E50];[.G50];[.I50];[.K50])" ns41:value-type="float" table:style-name="TL Data" office:value="1046" office:value-type="float">
            <text:p>1046</text:p>
          </table:table-cell>
          <table:table-cell table:formula="of:=SUM([.F50];[.H50];[.J50];[.L50])" ns41:value-type="float" table:style-name="TL Data" office:value="1010" office:value-type="float">
            <text:p>10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052" office:value-type="float">
            <text:p>1052</text:p>
          </table:table-cell>
          <table:table-cell ns41:value-type="float" table:style-name="ce40" office:value="1044" office:value-type="float">
            <text:p>104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aarlemmerliede en Spaarnwoude</text:p>
          </table:table-cell>
          <table:table-cell table:style-name="Default"/>
          <table:table-cell ns41:value-type="float" table:style-name="ce20" office:value="492" office:value-type="float">
            <text:p>492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70" office:value-type="float">
            <text:p>470</text:p>
          </table:table-cell>
          <table:table-cell table:formula="of:=SUM([.E51];[.G51];[.I51];[.K51])" ns41:value-type="float" table:style-name="TL Data" office:value="1258" office:value-type="float">
            <text:p>1258</text:p>
          </table:table-cell>
          <table:table-cell table:formula="of:=SUM([.F51];[.H51];[.J51];[.L51])" ns41:value-type="float" table:style-name="TL Data" office:value="1197" office:value-type="float">
            <text:p>119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1272" office:value-type="float">
            <text:p>1272</text:p>
          </table:table-cell>
          <table:table-cell ns41:value-type="float" table:style-name="ce40" office:value="1206" office:value-type="float">
            <text:p>120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aarlemmermeer</text:p>
          </table:table-cell>
          <table:table-cell table:style-name="Default"/>
          <table:table-cell ns41:value-type="float" table:style-name="ce20" office:value="2894" office:value-type="float">
            <text:p>2894</text:p>
          </table:table-cell>
          <table:table-cell ns41:value-type="float" table:style-name="TL Data" office:value="2849" office:value-type="float">
            <text:p>2849</text:p>
          </table:table-cell>
          <table:table-cell ns41:value-type="float" table:style-name="TL Data" office:value="2649" office:value-type="float">
            <text:p>264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4180" office:value-type="float">
            <text:p>4180</text:p>
          </table:table-cell>
          <table:table-cell ns41:value-type="float" table:style-name="TL Data" office:value="3639" office:value-type="float">
            <text:p>363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706" office:value-type="float">
            <text:p>2706</text:p>
          </table:table-cell>
          <table:table-cell table:formula="of:=SUM([.E52];[.G52];[.I52];[.K52])" ns41:value-type="float" table:style-name="TL Data" office:value="7376" office:value-type="float">
            <text:p>7376</text:p>
          </table:table-cell>
          <table:table-cell table:formula="of:=SUM([.F52];[.H52];[.J52];[.L52])" ns41:value-type="float" table:style-name="TL Data" office:value="6829" office:value-type="float">
            <text:p>682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7428" office:value-type="float">
            <text:p>7428</text:p>
          </table:table-cell>
          <table:table-cell ns41:value-type="float" table:style-name="ce40" office:value="6890" office:value-type="float">
            <text:p>689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aremkarspel</text:p>
          </table:table-cell>
          <table:table-cell table:style-name="Default"/>
          <table:table-cell ns41:value-type="float" table:style-name="ce20" office:value="394" office:value-type="float">
            <text:p>394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10" office:value-type="float">
            <text:p>410</text:p>
          </table:table-cell>
          <table:table-cell table:formula="of:=SUM([.E53];[.G53];[.I53];[.K53])" ns41:value-type="float" table:style-name="TL Data" office:value="1052" office:value-type="float">
            <text:p>1052</text:p>
          </table:table-cell>
          <table:table-cell table:formula="of:=SUM([.F53];[.H53];[.J53];[.L53])" ns41:value-type="float" table:style-name="TL Data" office:value="961" office:value-type="float">
            <text:p>96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70" office:value-type="float">
            <text:p>1070</text:p>
          </table:table-cell>
          <table:table-cell ns41:value-type="float" table:style-name="ce40" office:value="974" office:value-type="float">
            <text:p>9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eemskerk</text:p>
          </table:table-cell>
          <table:table-cell table:style-name="Default"/>
          <table:table-cell ns41:value-type="float" table:style-name="ce20" office:value="331" office:value-type="float">
            <text:p>33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8" office:value-type="float">
            <text:p>288</text:p>
          </table:table-cell>
          <table:table-cell table:formula="of:=SUM([.E54];[.G54];[.I54];[.K54])" ns41:value-type="float" table:style-name="TL Data" office:value="832" office:value-type="float">
            <text:p>832</text:p>
          </table:table-cell>
          <table:table-cell table:formula="of:=SUM([.F54];[.H54];[.J54];[.L54])" ns41:value-type="float" table:style-name="TL Data" office:value="792" office:value-type="float">
            <text:p>79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838" office:value-type="float">
            <text:p>838</text:p>
          </table:table-cell>
          <table:table-cell ns41:value-type="float" table:style-name="ce40" office:value="796" office:value-type="float">
            <text:p>79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eemstede</text:p>
          </table:table-cell>
          <table:table-cell table:style-name="Default"/>
          <table:table-cell ns41:value-type="float" table:style-name="ce20" office:value="699" office:value-type="float">
            <text:p>699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32" office:value-type="float">
            <text:p>632</text:p>
          </table:table-cell>
          <table:table-cell table:formula="of:=SUM([.E55];[.G55];[.I55];[.K55])" ns41:value-type="float" table:style-name="TL Data" office:value="1472" office:value-type="float">
            <text:p>1472</text:p>
          </table:table-cell>
          <table:table-cell table:formula="of:=SUM([.F55];[.H55];[.J55];[.L55])" ns41:value-type="float" table:style-name="TL Data" office:value="1644" office:value-type="float">
            <text:p>16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1492" office:value-type="float">
            <text:p>1492</text:p>
          </table:table-cell>
          <table:table-cell ns41:value-type="float" table:style-name="ce40" office:value="1673" office:value-type="float">
            <text:p>167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eerhugowaard</text:p>
          </table:table-cell>
          <table:table-cell table:style-name="Default"/>
          <table:table-cell ns41:value-type="float" table:style-name="ce20" office:value="562" office:value-type="float">
            <text:p>562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74" office:value-type="float">
            <text:p>574</text:p>
          </table:table-cell>
          <table:table-cell table:formula="of:=SUM([.E56];[.G56];[.I56];[.K56])" ns41:value-type="float" table:style-name="TL Data" office:value="1361" office:value-type="float">
            <text:p>1361</text:p>
          </table:table-cell>
          <table:table-cell table:formula="of:=SUM([.F56];[.H56];[.J56];[.L56])" ns41:value-type="float" table:style-name="TL Data" office:value="1309" office:value-type="float">
            <text:p>1309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1372" office:value-type="float">
            <text:p>1372</text:p>
          </table:table-cell>
          <table:table-cell ns41:value-type="float" table:style-name="ce40" office:value="1320" office:value-type="float">
            <text:p>132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eiloo</text:p>
          </table:table-cell>
          <table:table-cell table:style-name="Default"/>
          <table:table-cell ns41:value-type="float" table:style-name="ce20" office:value="310" office:value-type="float">
            <text:p>310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8" office:value-type="float">
            <text:p>278</text:p>
          </table:table-cell>
          <table:table-cell table:formula="of:=SUM([.E57];[.G57];[.I57];[.K57])" ns41:value-type="float" table:style-name="TL Data" office:value="748" office:value-type="float">
            <text:p>748</text:p>
          </table:table-cell>
          <table:table-cell table:formula="of:=SUM([.F57];[.H57];[.J57];[.L57])" ns41:value-type="float" table:style-name="TL Data" office:value="715" office:value-type="float">
            <text:p>7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750" office:value-type="float">
            <text:p>750</text:p>
          </table:table-cell>
          <table:table-cell ns41:value-type="float" table:style-name="ce40" office:value="719" office:value-type="float">
            <text:p>71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ensbroek</text:p>
          </table:table-cell>
          <table:table-cell table:style-name="Default"/>
          <table:table-cell ns41:value-type="float" table:style-name="ce20" office:value="206" office:value-type="float">
            <text:p>20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6" office:value-type="float">
            <text:p>196</text:p>
          </table:table-cell>
          <table:table-cell table:formula="of:=SUM([.E58];[.G58];[.I58];[.K58])" ns41:value-type="float" table:style-name="TL Data" office:value="488" office:value-type="float">
            <text:p>488</text:p>
          </table:table-cell>
          <table:table-cell table:formula="of:=SUM([.F58];[.H58];[.J58];[.L58])" ns41:value-type="float" table:style-name="TL Data" office:value="454" office:value-type="float">
            <text:p>4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494" office:value-type="float">
            <text:p>494</text:p>
          </table:table-cell>
          <table:table-cell ns41:value-type="float" table:style-name="ce40" office:value="457" office:value-type="float">
            <text:p>45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ilversum</text:p>
          </table:table-cell>
          <table:table-cell table:style-name="Default"/>
          <table:table-cell ns41:value-type="float" table:style-name="ce20" office:value="1959" office:value-type="float">
            <text:p>1959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1661" office:value-type="float">
            <text:p>166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260" office:value-type="float">
            <text:p>2260</text:p>
          </table:table-cell>
          <table:table-cell ns41:value-type="float" table:style-name="TL Data" office:value="2205" office:value-type="float">
            <text:p>220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841" office:value-type="float">
            <text:p>1841</text:p>
          </table:table-cell>
          <table:table-cell table:formula="of:=SUM([.E59];[.G59];[.I59];[.K59])" ns41:value-type="float" table:style-name="TL Data" office:value="4341" office:value-type="float">
            <text:p>4341</text:p>
          </table:table-cell>
          <table:table-cell table:formula="of:=SUM([.F59];[.H59];[.J59];[.L59])" ns41:value-type="float" table:style-name="TL Data" office:value="4637" office:value-type="float">
            <text:p>463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ce34" office:value="88" office:value-type="float">
            <text:p>88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4443" office:value-type="float">
            <text:p>4443</text:p>
          </table:table-cell>
          <table:table-cell ns41:value-type="float" table:style-name="ce40" office:value="4722" office:value-type="float">
            <text:p>472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oogkarspel</text:p>
          </table:table-cell>
          <table:table-cell table:style-name="Default"/>
          <table:table-cell ns41:value-type="float" table:style-name="ce20" office:value="301" office:value-type="float">
            <text:p>30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1" office:value-type="float">
            <text:p>261</text:p>
          </table:table-cell>
          <table:table-cell table:formula="of:=SUM([.E60];[.G60];[.I60];[.K60])" ns41:value-type="float" table:style-name="TL Data" office:value="634" office:value-type="float">
            <text:p>634</text:p>
          </table:table-cell>
          <table:table-cell table:formula="of:=SUM([.F60];[.H60];[.J60];[.L60])" ns41:value-type="float" table:style-name="TL Data" office:value="639" office:value-type="float">
            <text:p>6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642" office:value-type="float">
            <text:p>642</text:p>
          </table:table-cell>
          <table:table-cell ns41:value-type="float" table:style-name="ce40" office:value="652" office:value-type="float">
            <text:p>65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oogwoud</text:p>
          </table:table-cell>
          <table:table-cell table:style-name="Default"/>
          <table:table-cell ns41:value-type="float" table:style-name="ce20" office:value="513" office:value-type="float">
            <text:p>513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60" office:value-type="float">
            <text:p>460</text:p>
          </table:table-cell>
          <table:table-cell table:formula="of:=SUM([.E61];[.G61];[.I61];[.K61])" ns41:value-type="float" table:style-name="TL Data" office:value="1101" office:value-type="float">
            <text:p>1101</text:p>
          </table:table-cell>
          <table:table-cell table:formula="of:=SUM([.F61];[.H61];[.J61];[.L61])" ns41:value-type="float" table:style-name="TL Data" office:value="1068" office:value-type="float">
            <text:p>106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1110" office:value-type="float">
            <text:p>1110</text:p>
          </table:table-cell>
          <table:table-cell ns41:value-type="float" table:style-name="ce40" office:value="1088" office:value-type="float">
            <text:p>108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oorn</text:p>
          </table:table-cell>
          <table:table-cell table:style-name="Default"/>
          <table:table-cell ns41:value-type="float" table:style-name="ce20" office:value="2199" office:value-type="float">
            <text:p>2199</text:p>
          </table:table-cell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291" office:value-type="float">
            <text:p>2291</text:p>
          </table:table-cell>
          <table:table-cell ns41:value-type="float" table:style-name="TL Data" office:value="2239" office:value-type="float">
            <text:p>223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050" office:value-type="float">
            <text:p>2050</text:p>
          </table:table-cell>
          <table:table-cell table:formula="of:=SUM([.E62];[.G62];[.I62];[.K62])" ns41:value-type="float" table:style-name="TL Data" office:value="4560" office:value-type="float">
            <text:p>4560</text:p>
          </table:table-cell>
          <table:table-cell table:formula="of:=SUM([.F62];[.H62];[.J62];[.L62])" ns41:value-type="float" table:style-name="TL Data" office:value="4878" office:value-type="float">
            <text:p>487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ce34" office:value="497" office:value-type="float">
            <text:p>497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5091" office:value-type="float">
            <text:p>5091</text:p>
          </table:table-cell>
          <table:table-cell ns41:value-type="float" table:style-name="ce40" office:value="5096" office:value-type="float">
            <text:p>509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Huizen</text:p>
          </table:table-cell>
          <table:table-cell table:style-name="Default"/>
          <table:table-cell ns41:value-type="float" table:style-name="ce20" office:value="764" office:value-type="float">
            <text:p>764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19" office:value-type="float">
            <text:p>719</text:p>
          </table:table-cell>
          <table:table-cell table:formula="of:=SUM([.E63];[.G63];[.I63];[.K63])" ns41:value-type="float" table:style-name="TL Data" office:value="1860" office:value-type="float">
            <text:p>1860</text:p>
          </table:table-cell>
          <table:table-cell table:formula="of:=SUM([.F63];[.H63];[.J63];[.L63])" ns41:value-type="float" table:style-name="TL Data" office:value="1809" office:value-type="float">
            <text:p>180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874" office:value-type="float">
            <text:p>1874</text:p>
          </table:table-cell>
          <table:table-cell ns41:value-type="float" table:style-name="ce40" office:value="1826" office:value-type="float">
            <text:p>182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Ilpendam</text:p>
          </table:table-cell>
          <table:table-cell table:style-name="Default"/>
          <table:table-cell ns41:value-type="float" table:style-name="ce20" office:value="391" office:value-type="float">
            <text:p>391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6" office:value-type="float">
            <text:p>336</text:p>
          </table:table-cell>
          <table:table-cell table:formula="of:=SUM([.E64];[.G64];[.I64];[.K64])" ns41:value-type="float" table:style-name="TL Data" office:value="875" office:value-type="float">
            <text:p>875</text:p>
          </table:table-cell>
          <table:table-cell table:formula="of:=SUM([.F64];[.H64];[.J64];[.L64])" ns41:value-type="float" table:style-name="TL Data" office:value="890" office:value-type="float">
            <text:p>89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886" office:value-type="float">
            <text:p>886</text:p>
          </table:table-cell>
          <table:table-cell ns41:value-type="float" table:style-name="ce40" office:value="906" office:value-type="float">
            <text:p>90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Jisp</text:p>
          </table:table-cell>
          <table:table-cell table:style-name="Default"/>
          <table:table-cell ns41:value-type="float" table:style-name="ce20" office:value="149" office:value-type="float">
            <text:p>14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9" office:value-type="float">
            <text:p>139</text:p>
          </table:table-cell>
          <table:table-cell table:formula="of:=SUM([.E65];[.G65];[.I65];[.K65])" ns41:value-type="float" table:style-name="TL Data" office:value="363" office:value-type="float">
            <text:p>363</text:p>
          </table:table-cell>
          <table:table-cell table:formula="of:=SUM([.F65];[.H65];[.J65];[.L65])" ns41:value-type="float" table:style-name="TL Data" office:value="342" office:value-type="float">
            <text:p>34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372" office:value-type="float">
            <text:p>372</text:p>
          </table:table-cell>
          <table:table-cell ns41:value-type="float" table:style-name="ce40" office:value="352" office:value-type="float">
            <text:p>35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Katwoude</text:p>
          </table:table-cell>
          <table:table-cell table:style-name="Default"/>
          <table:table-cell ns41:value-type="float" table:style-name="ce20" office:value="47" office:value-type="float">
            <text:p>4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66];[.G66];[.I66];[.K66])" ns41:value-type="float" table:style-name="TL Data" office:value="118" office:value-type="float">
            <text:p>118</text:p>
          </table:table-cell>
          <table:table-cell table:formula="of:=SUM([.F66];[.H66];[.J66];[.L66])" ns41:value-type="float" table:style-name="TL Data" office:value="113" office:value-type="float">
            <text:p>1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style-name="ce34" table:number-columns-repeated="2"/>
          <table:table-cell ns41:value-type="float" table:style-name="ce34" office:value="119" office:value-type="float">
            <text:p>119</text:p>
          </table:table-cell>
          <table:table-cell ns41:value-type="float" table:style-name="ce40" office:value="113" office:value-type="float">
            <text:p>11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Koedijk</text:p>
          </table:table-cell>
          <table:table-cell table:style-name="Default"/>
          <table:table-cell ns41:value-type="float" table:style-name="ce20" office:value="215" office:value-type="float">
            <text:p>21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30" office:value-type="float">
            <text:p>230</text:p>
          </table:table-cell>
          <table:table-cell table:formula="of:=SUM([.E67];[.G67];[.I67];[.K67])" ns41:value-type="float" table:style-name="TL Data" office:value="528" office:value-type="float">
            <text:p>528</text:p>
          </table:table-cell>
          <table:table-cell table:formula="of:=SUM([.F67];[.H67];[.J67];[.L67])" ns41:value-type="float" table:style-name="TL Data" office:value="541" office:value-type="float">
            <text:p>5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533" office:value-type="float">
            <text:p>533</text:p>
          </table:table-cell>
          <table:table-cell ns41:value-type="float" table:style-name="ce40" office:value="549" office:value-type="float">
            <text:p>54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Koog aan de Zaan</text:p>
          </table:table-cell>
          <table:table-cell table:style-name="Default"/>
          <table:table-cell ns41:value-type="float" table:style-name="ce20" office:value="329" office:value-type="float">
            <text:p>329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67" office:value-type="float">
            <text:p>467</text:p>
          </table:table-cell>
          <table:table-cell table:formula="of:=SUM([.E68];[.G68];[.I68];[.K68])" ns41:value-type="float" table:style-name="TL Data" office:value="1103" office:value-type="float">
            <text:p>1103</text:p>
          </table:table-cell>
          <table:table-cell table:formula="of:=SUM([.F68];[.H68];[.J68];[.L68])" ns41:value-type="float" table:style-name="TL Data" office:value="1160" office:value-type="float">
            <text:p>116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122" office:value-type="float">
            <text:p>1122</text:p>
          </table:table-cell>
          <table:table-cell ns41:value-type="float" table:style-name="ce40" office:value="1195" office:value-type="float">
            <text:p>119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Kortenhoef</text:p>
          </table:table-cell>
          <table:table-cell table:style-name="Default"/>
          <table:table-cell ns41:value-type="float" table:style-name="ce20" office:value="197" office:value-type="float">
            <text:p>197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9" office:value-type="float">
            <text:p>169</text:p>
          </table:table-cell>
          <table:table-cell table:formula="of:=SUM([.E69];[.G69];[.I69];[.K69])" ns41:value-type="float" table:style-name="TL Data" office:value="404" office:value-type="float">
            <text:p>404</text:p>
          </table:table-cell>
          <table:table-cell table:formula="of:=SUM([.F69];[.H69];[.J69];[.L69])" ns41:value-type="float" table:style-name="TL Data" office:value="403" office:value-type="float">
            <text:p>40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11" office:value-type="float">
            <text:p>411</text:p>
          </table:table-cell>
          <table:table-cell ns41:value-type="float" table:style-name="ce40" office:value="414" office:value-type="float">
            <text:p>41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Krommenie</text:p>
          </table:table-cell>
          <table:table-cell table:style-name="Default"/>
          <table:table-cell ns41:value-type="float" table:style-name="ce20" office:value="624" office:value-type="float">
            <text:p>624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19" office:value-type="float">
            <text:p>519</text:p>
          </table:table-cell>
          <table:table-cell table:formula="of:=SUM([.E70];[.G70];[.I70];[.K70])" ns41:value-type="float" table:style-name="TL Data" office:value="1294" office:value-type="float">
            <text:p>1294</text:p>
          </table:table-cell>
          <table:table-cell table:formula="of:=SUM([.F70];[.H70];[.J70];[.L70])" ns41:value-type="float" table:style-name="TL Data" office:value="1277" office:value-type="float">
            <text:p>12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318" office:value-type="float">
            <text:p>1318</text:p>
          </table:table-cell>
          <table:table-cell ns41:value-type="float" table:style-name="ce40" office:value="1312" office:value-type="float">
            <text:p>131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Kwadijk</text:p>
          </table:table-cell>
          <table:table-cell table:style-name="Default"/>
          <table:table-cell ns41:value-type="float" table:style-name="ce20" office:value="85" office:value-type="float">
            <text:p>8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4" office:value-type="float">
            <text:p>84</text:p>
          </table:table-cell>
          <table:table-cell table:formula="of:=SUM([.E71];[.G71];[.I71];[.K71])" ns41:value-type="float" table:style-name="TL Data" office:value="182" office:value-type="float">
            <text:p>182</text:p>
          </table:table-cell>
          <table:table-cell table:formula="of:=SUM([.F71];[.H71];[.J71];[.L71])" ns41:value-type="float" table:style-name="TL Data" office:value="186" office:value-type="float">
            <text:p>1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185" office:value-type="float">
            <text:p>185</text:p>
          </table:table-cell>
          <table:table-cell ns41:value-type="float" table:style-name="ce40" office:value="192" office:value-type="float">
            <text:p>19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Landsmeer</text:p>
          </table:table-cell>
          <table:table-cell table:style-name="Default"/>
          <table:table-cell ns41:value-type="float" table:style-name="ce20" office:value="319" office:value-type="float">
            <text:p>319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5" office:value-type="float">
            <text:p>295</text:p>
          </table:table-cell>
          <table:table-cell table:formula="of:=SUM([.E72];[.G72];[.I72];[.K72])" ns41:value-type="float" table:style-name="TL Data" office:value="784" office:value-type="float">
            <text:p>784</text:p>
          </table:table-cell>
          <table:table-cell table:formula="of:=SUM([.F72];[.H72];[.J72];[.L72])" ns41:value-type="float" table:style-name="TL Data" office:value="715" office:value-type="float">
            <text:p>7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793" office:value-type="float">
            <text:p>793</text:p>
          </table:table-cell>
          <table:table-cell ns41:value-type="float" table:style-name="ce40" office:value="725" office:value-type="float">
            <text:p>72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Laren</text:p>
          </table:table-cell>
          <table:table-cell table:style-name="Default"/>
          <table:table-cell ns41:value-type="float" table:style-name="ce20" office:value="279" office:value-type="float">
            <text:p>279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97" office:value-type="float">
            <text:p>397</text:p>
          </table:table-cell>
          <table:table-cell table:formula="of:=SUM([.E73];[.G73];[.I73];[.K73])" ns41:value-type="float" table:style-name="TL Data" office:value="958" office:value-type="float">
            <text:p>958</text:p>
          </table:table-cell>
          <table:table-cell table:formula="of:=SUM([.F73];[.H73];[.J73];[.L73])" ns41:value-type="float" table:style-name="TL Data" office:value="1003" office:value-type="float">
            <text:p>10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961" office:value-type="float">
            <text:p>961</text:p>
          </table:table-cell>
          <table:table-cell ns41:value-type="float" table:style-name="ce40" office:value="1010" office:value-type="float">
            <text:p>101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Limmen</text:p>
          </table:table-cell>
          <table:table-cell table:style-name="Default"/>
          <table:table-cell ns41:value-type="float" table:style-name="ce20" office:value="222" office:value-type="float">
            <text:p>22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7" office:value-type="float">
            <text:p>197</text:p>
          </table:table-cell>
          <table:table-cell table:formula="of:=SUM([.E74];[.G74];[.I74];[.K74])" ns41:value-type="float" table:style-name="TL Data" office:value="490" office:value-type="float">
            <text:p>490</text:p>
          </table:table-cell>
          <table:table-cell table:formula="of:=SUM([.F74];[.H74];[.J74];[.L74])" ns41:value-type="float" table:style-name="TL Data" office:value="493" office:value-type="float">
            <text:p>49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500" office:value-type="float">
            <text:p>500</text:p>
          </table:table-cell>
          <table:table-cell ns41:value-type="float" table:style-name="ce40" office:value="508" office:value-type="float">
            <text:p>50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Sint Maarten</text:p>
          </table:table-cell>
          <table:table-cell table:style-name="Default"/>
          <table:table-cell ns41:value-type="float" table:style-name="ce20" office:value="213" office:value-type="float">
            <text:p>213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8" office:value-type="float">
            <text:p>228</text:p>
          </table:table-cell>
          <table:table-cell table:formula="of:=SUM([.E75];[.G75];[.I75];[.K75])" ns41:value-type="float" table:style-name="TL Data" office:value="516" office:value-type="float">
            <text:p>516</text:p>
          </table:table-cell>
          <table:table-cell table:formula="of:=SUM([.F75];[.H75];[.J75];[.L75])" ns41:value-type="float" table:style-name="TL Data" office:value="573" office:value-type="float">
            <text:p>57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40" office:value="588" office:value-type="float">
            <text:p>58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Marken</text:p>
          </table:table-cell>
          <table:table-cell table:style-name="Default"/>
          <table:table-cell ns41:value-type="float" table:style-name="ce20" office:value="284" office:value-type="float">
            <text:p>28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92" office:value-type="float">
            <text:p>29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5" office:value-type="float">
            <text:p>215</text:p>
          </table:table-cell>
          <table:table-cell table:formula="of:=SUM([.E76];[.G76];[.I76];[.K76])" ns41:value-type="float" table:style-name="TL Data" office:value="588" office:value-type="float">
            <text:p>588</text:p>
          </table:table-cell>
          <table:table-cell table:formula="of:=SUM([.F76];[.H76];[.J76];[.L76])" ns41:value-type="float" table:style-name="TL Data" office:value="543" office:value-type="float">
            <text:p>543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599" office:value-type="float">
            <text:p>599</text:p>
          </table:table-cell>
          <table:table-cell ns41:value-type="float" table:style-name="ce40" office:value="558" office:value-type="float">
            <text:p>55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Medemblik</text:p>
          </table:table-cell>
          <table:table-cell table:style-name="Default"/>
          <table:table-cell ns41:value-type="float" table:style-name="ce20" office:value="498" office:value-type="float">
            <text:p>498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0" office:value-type="float">
            <text:p>420</text:p>
          </table:table-cell>
          <table:table-cell table:formula="of:=SUM([.E77];[.G77];[.I77];[.K77])" ns41:value-type="float" table:style-name="TL Data" office:value="1035" office:value-type="float">
            <text:p>1035</text:p>
          </table:table-cell>
          <table:table-cell table:formula="of:=SUM([.F77];[.H77];[.J77];[.L77])" ns41:value-type="float" table:style-name="TL Data" office:value="1071" office:value-type="float">
            <text:p>10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064" office:value-type="float">
            <text:p>1064</text:p>
          </table:table-cell>
          <table:table-cell ns41:value-type="float" table:style-name="ce40" office:value="1108" office:value-type="float">
            <text:p>110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Middelie</text:p>
          </table:table-cell>
          <table:table-cell table:style-name="Default"/>
          <table:table-cell ns41:value-type="float" table:style-name="ce20" office:value="127" office:value-type="float">
            <text:p>12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1" office:value-type="float">
            <text:p>131</text:p>
          </table:table-cell>
          <table:table-cell table:formula="of:=SUM([.E78];[.G78];[.I78];[.K78])" ns41:value-type="float" table:style-name="TL Data" office:value="309" office:value-type="float">
            <text:p>309</text:p>
          </table:table-cell>
          <table:table-cell table:formula="of:=SUM([.F78];[.H78];[.J78];[.L78])" ns41:value-type="float" table:style-name="TL Data" office:value="319" office:value-type="float">
            <text:p>3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313" office:value-type="float">
            <text:p>313</text:p>
          </table:table-cell>
          <table:table-cell ns41:value-type="float" table:style-name="ce40" office:value="324" office:value-type="float">
            <text:p>32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Midwoud</text:p>
          </table:table-cell>
          <table:table-cell table:style-name="Default"/>
          <table:table-cell ns41:value-type="float" table:style-name="ce20" office:value="206" office:value-type="float">
            <text:p>20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7" office:value-type="float">
            <text:p>227</text:p>
          </table:table-cell>
          <table:table-cell table:formula="of:=SUM([.E79];[.G79];[.I79];[.K79])" ns41:value-type="float" table:style-name="TL Data" office:value="479" office:value-type="float">
            <text:p>479</text:p>
          </table:table-cell>
          <table:table-cell table:formula="of:=SUM([.F79];[.H79];[.J79];[.L79])" ns41:value-type="float" table:style-name="TL Data" office:value="498" office:value-type="float">
            <text:p>49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481" office:value-type="float">
            <text:p>481</text:p>
          </table:table-cell>
          <table:table-cell ns41:value-type="float" table:style-name="ce40" office:value="505" office:value-type="float">
            <text:p>50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Monnikendam</text:p>
          </table:table-cell>
          <table:table-cell table:style-name="Default"/>
          <table:table-cell ns41:value-type="float" table:style-name="ce20" office:value="574" office:value-type="float">
            <text:p>574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03" office:value-type="float">
            <text:p>503</text:p>
          </table:table-cell>
          <table:table-cell table:formula="of:=SUM([.E80];[.G80];[.I80];[.K80])" ns41:value-type="float" table:style-name="TL Data" office:value="1297" office:value-type="float">
            <text:p>1297</text:p>
          </table:table-cell>
          <table:table-cell table:formula="of:=SUM([.F80];[.H80];[.J80];[.L80])" ns41:value-type="float" table:style-name="TL Data" office:value="1292" office:value-type="float">
            <text:p>129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1326" office:value-type="float">
            <text:p>1326</text:p>
          </table:table-cell>
          <table:table-cell ns41:value-type="float" table:style-name="ce40" office:value="1342" office:value-type="float">
            <text:p>134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Muiden</text:p>
          </table:table-cell>
          <table:table-cell table:style-name="Default"/>
          <table:table-cell ns41:value-type="float" table:style-name="ce20" office:value="365" office:value-type="float">
            <text:p>36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41" table:style-name="TL Data" table:number-columns-repeated="2" office:value-type="float">
            <text:p>41</text:p>
          </table:table-cell>
          <table:table-cell ns41:value-type="float" table:style-name="TL Data" office:value="357" office:value-type="float">
            <text:p>357</text:p>
          </table:table-cell>
          <table:table-cell table:formula="of:=SUM([.E81];[.G81];[.I81];[.K81])" ns41:value-type="float" table:style-name="TL Data" office:value="868" office:value-type="float">
            <text:p>868</text:p>
          </table:table-cell>
          <table:table-cell table:formula="of:=SUM([.F81];[.H81];[.J81];[.L81])" ns41:value-type="float" table:style-name="TL Data" office:value="876" office:value-type="float">
            <text:p>87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881" office:value-type="float">
            <text:p>881</text:p>
          </table:table-cell>
          <table:table-cell ns41:value-type="float" table:style-name="ce40" office:value="898" office:value-type="float">
            <text:p>89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Naarden</text:p>
          </table:table-cell>
          <table:table-cell table:style-name="Default"/>
          <table:table-cell ns41:value-type="float" table:style-name="ce20" office:value="545" office:value-type="float">
            <text:p>545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50" office:value-type="float">
            <text:p>550</text:p>
          </table:table-cell>
          <table:table-cell table:formula="of:=SUM([.E82];[.G82];[.I82];[.K82])" ns41:value-type="float" table:style-name="TL Data" office:value="1242" office:value-type="float">
            <text:p>1242</text:p>
          </table:table-cell>
          <table:table-cell table:formula="of:=SUM([.F82];[.H82];[.J82];[.L82])" ns41:value-type="float" table:style-name="TL Data" office:value="1328" office:value-type="float">
            <text:p>132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ce34" office:value="182" office:value-type="float">
            <text:p>182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1450" office:value-type="float">
            <text:p>1450</text:p>
          </table:table-cell>
          <table:table-cell ns41:value-type="float" table:style-name="ce40" office:value="1389" office:value-type="float">
            <text:p>138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Nederhorst den Berg</text:p>
          </table:table-cell>
          <table:table-cell table:style-name="Default"/>
          <table:table-cell ns41:value-type="float" table:style-name="ce20" office:value="230" office:value-type="float">
            <text:p>230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3" office:value-type="float">
            <text:p>213</text:p>
          </table:table-cell>
          <table:table-cell table:formula="of:=SUM([.E83];[.G83];[.I83];[.K83])" ns41:value-type="float" table:style-name="TL Data" office:value="539" office:value-type="float">
            <text:p>539</text:p>
          </table:table-cell>
          <table:table-cell table:formula="of:=SUM([.F83];[.H83];[.J83];[.L83])" ns41:value-type="float" table:style-name="TL Data" office:value="510" office:value-type="float">
            <text:p>5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ce34"/>
          <table:table-cell ns41:value-type="float" table:style-name="ce34" office:value="4" office:value-type="float">
            <text:p>4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40" office:value="522" office:value-type="float">
            <text:p>52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Nibbikswoud</text:p>
          </table:table-cell>
          <table:table-cell table:style-name="Default"/>
          <table:table-cell ns41:value-type="float" table:style-name="ce20" office:value="228" office:value-type="float">
            <text:p>22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3" office:value-type="float">
            <text:p>223</text:p>
          </table:table-cell>
          <table:table-cell table:formula="of:=SUM([.E84];[.G84];[.I84];[.K84])" ns41:value-type="float" table:style-name="TL Data" office:value="568" office:value-type="float">
            <text:p>568</text:p>
          </table:table-cell>
          <table:table-cell table:formula="of:=SUM([.F84];[.H84];[.J84];[.L84])" ns41:value-type="float" table:style-name="TL Data" office:value="589" office:value-type="float">
            <text:p>5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569" office:value-type="float">
            <text:p>569</text:p>
          </table:table-cell>
          <table:table-cell ns41:value-type="float" table:style-name="ce40" office:value="595" office:value-type="float">
            <text:p>59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Nieuwendam</text:p>
          </table:table-cell>
          <table:table-cell table:style-name="Default"/>
          <table:table-cell ns41:value-type="float" table:style-name="ce20" office:value="362" office:value-type="float">
            <text:p>36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17" office:value-type="float">
            <text:p>317</text:p>
          </table:table-cell>
          <table:table-cell table:formula="of:=SUM([.E85];[.G85];[.I85];[.K85])" ns41:value-type="float" table:style-name="TL Data" office:value="822" office:value-type="float">
            <text:p>822</text:p>
          </table:table-cell>
          <table:table-cell table:formula="of:=SUM([.F85];[.H85];[.J85];[.L85])" ns41:value-type="float" table:style-name="TL Data" office:value="791" office:value-type="float">
            <text:p>79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829" office:value-type="float">
            <text:p>829</text:p>
          </table:table-cell>
          <table:table-cell ns41:value-type="float" table:style-name="ce40" office:value="807" office:value-type="float">
            <text:p>80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Nieuwe Niedorp</text:p>
          </table:table-cell>
          <table:table-cell table:style-name="Default"/>
          <table:table-cell ns41:value-type="float" table:style-name="ce20" office:value="367" office:value-type="float">
            <text:p>367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4" office:value-type="float">
            <text:p>334</text:p>
          </table:table-cell>
          <table:table-cell table:formula="of:=SUM([.E86];[.G86];[.I86];[.K86])" ns41:value-type="float" table:style-name="TL Data" office:value="814" office:value-type="float">
            <text:p>814</text:p>
          </table:table-cell>
          <table:table-cell table:formula="of:=SUM([.F86];[.H86];[.J86];[.L86])" ns41:value-type="float" table:style-name="TL Data" office:value="775" office:value-type="float">
            <text:p>7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40" office:value="793" office:value-type="float">
            <text:p>79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Nieuweramstel</text:p>
          </table:table-cell>
          <table:table-cell table:style-name="Default"/>
          <table:table-cell ns41:value-type="float" table:style-name="ce20" office:value="2530" office:value-type="float">
            <text:p>2530</text:p>
          </table:table-cell>
          <table:table-cell ns41:value-type="float" table:style-name="TL Data" office:value="3140" office:value-type="float">
            <text:p>3140</text:p>
          </table:table-cell>
          <table:table-cell ns41:value-type="float" table:style-name="TL Data" office:value="2819" office:value-type="float">
            <text:p>281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797" office:value-type="float">
            <text:p>3797</text:p>
          </table:table-cell>
          <table:table-cell ns41:value-type="float" table:style-name="TL Data" office:value="3502" office:value-type="float">
            <text:p>350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044" office:value-type="float">
            <text:p>3044</text:p>
          </table:table-cell>
          <table:table-cell table:formula="of:=SUM([.E87];[.G87];[.I87];[.K87])" ns41:value-type="float" table:style-name="TL Data" office:value="7218" office:value-type="float">
            <text:p>7218</text:p>
          </table:table-cell>
          <table:table-cell table:formula="of:=SUM([.F87];[.H87];[.J87];[.L87])" ns41:value-type="float" table:style-name="TL Data" office:value="7190" office:value-type="float">
            <text:p>719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7281" office:value-type="float">
            <text:p>7281</text:p>
          </table:table-cell>
          <table:table-cell ns41:value-type="float" table:style-name="ce40" office:value="7314" office:value-type="float">
            <text:p>731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0" office:value-type="float">
            <text:p>50</text:p>
          </table:table-cell>
          <table:table-cell ns41:value-type="float" table:style-name="ce47" office:value="51" office:value-type="float">
            <text:p>51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Noordscharwoude</text:p>
          </table:table-cell>
          <table:table-cell table:style-name="Default"/>
          <table:table-cell ns41:value-type="float" table:style-name="ce20" office:value="225" office:value-type="float">
            <text:p>22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29" table:style-name="TL Data" table:number-columns-repeated="2" office:value-type="float">
            <text:p>29</text:p>
          </table:table-cell>
          <table:table-cell ns41:value-type="float" table:style-name="TL Data" office:value="202" office:value-type="float">
            <text:p>202</text:p>
          </table:table-cell>
          <table:table-cell table:formula="of:=SUM([.E88];[.G88];[.I88];[.K88])" ns41:value-type="float" table:style-name="TL Data" office:value="463" office:value-type="float">
            <text:p>463</text:p>
          </table:table-cell>
          <table:table-cell table:formula="of:=SUM([.F88];[.H88];[.J88];[.L88])" ns41:value-type="float" table:style-name="TL Data" office:value="426" office:value-type="float">
            <text:p>4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469" office:value-type="float">
            <text:p>469</text:p>
          </table:table-cell>
          <table:table-cell ns41:value-type="float" table:style-name="ce40" office:value="435" office:value-type="float">
            <text:p>43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Obdam</text:p>
          </table:table-cell>
          <table:table-cell table:style-name="Default"/>
          <table:table-cell ns41:value-type="float" table:style-name="ce20" office:value="221" office:value-type="float">
            <text:p>22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1" office:value-type="float">
            <text:p>191</text:p>
          </table:table-cell>
          <table:table-cell table:formula="of:=SUM([.E89];[.G89];[.I89];[.K89])" ns41:value-type="float" table:style-name="TL Data" office:value="479" office:value-type="float">
            <text:p>479</text:p>
          </table:table-cell>
          <table:table-cell table:formula="of:=SUM([.F89];[.H89];[.J89];[.L89])" ns41:value-type="float" table:style-name="TL Data" office:value="481" office:value-type="float">
            <text:p>4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483" office:value-type="float">
            <text:p>483</text:p>
          </table:table-cell>
          <table:table-cell ns41:value-type="float" table:style-name="ce40" office:value="498" office:value-type="float">
            <text:p>49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Oosthuizen</text:p>
          </table:table-cell>
          <table:table-cell table:style-name="Default"/>
          <table:table-cell ns41:value-type="float" table:style-name="ce20" office:value="240" office:value-type="float">
            <text:p>240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3" office:value-type="float">
            <text:p>273</text:p>
          </table:table-cell>
          <table:table-cell table:formula="of:=SUM([.E90];[.G90];[.I90];[.K90])" ns41:value-type="float" table:style-name="TL Data" office:value="581" office:value-type="float">
            <text:p>581</text:p>
          </table:table-cell>
          <table:table-cell table:formula="of:=SUM([.F90];[.H90];[.J90];[.L90])" ns41:value-type="float" table:style-name="TL Data" office:value="636" office:value-type="float">
            <text:p>6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588" office:value-type="float">
            <text:p>588</text:p>
          </table:table-cell>
          <table:table-cell ns41:value-type="float" table:style-name="ce40" office:value="651" office:value-type="float">
            <text:p>65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Oostzaan</text:p>
          </table:table-cell>
          <table:table-cell table:style-name="Default"/>
          <table:table-cell ns41:value-type="float" table:style-name="ce20" office:value="472" office:value-type="float">
            <text:p>472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4" office:value-type="float">
            <text:p>414</text:p>
          </table:table-cell>
          <table:table-cell table:formula="of:=SUM([.E91];[.G91];[.I91];[.K91])" ns41:value-type="float" table:style-name="TL Data" office:value="1172" office:value-type="float">
            <text:p>1172</text:p>
          </table:table-cell>
          <table:table-cell table:formula="of:=SUM([.F91];[.H91];[.J91];[.L91])" ns41:value-type="float" table:style-name="TL Data" office:value="1065" office:value-type="float">
            <text:p>106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194" office:value-type="float">
            <text:p>1194</text:p>
          </table:table-cell>
          <table:table-cell ns41:value-type="float" table:style-name="ce40" office:value="1080" office:value-type="float">
            <text:p>108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Opmeer</text:p>
          </table:table-cell>
          <table:table-cell table:style-name="Default"/>
          <table:table-cell ns41:value-type="float" table:style-name="ce20" office:value="109" office:value-type="float">
            <text:p>10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9" office:value-type="float">
            <text:p>99</text:p>
          </table:table-cell>
          <table:table-cell table:formula="of:=SUM([.E92];[.G92];[.I92];[.K92])" ns41:value-type="float" table:style-name="TL Data" office:value="236" office:value-type="float">
            <text:p>236</text:p>
          </table:table-cell>
          <table:table-cell table:formula="of:=SUM([.F92];[.H92];[.J92];[.L92])" ns41:value-type="float" table:style-name="TL Data" office:value="242" office:value-type="float">
            <text:p>24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236" office:value-type="float">
            <text:p>236</text:p>
          </table:table-cell>
          <table:table-cell ns41:value-type="float" table:style-name="ce40" office:value="245" office:value-type="float">
            <text:p>2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Opperdoes</text:p>
          </table:table-cell>
          <table:table-cell table:style-name="Default"/>
          <table:table-cell ns41:value-type="float" table:style-name="ce20" office:value="199" office:value-type="float">
            <text:p>199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3" office:value-type="float">
            <text:p>173</text:p>
          </table:table-cell>
          <table:table-cell table:formula="of:=SUM([.E93];[.G93];[.I93];[.K93])" ns41:value-type="float" table:style-name="TL Data" office:value="416" office:value-type="float">
            <text:p>416</text:p>
          </table:table-cell>
          <table:table-cell table:formula="of:=SUM([.F93];[.H93];[.J93];[.L93])" ns41:value-type="float" table:style-name="TL Data" office:value="358" office:value-type="float">
            <text:p>358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422" office:value-type="float">
            <text:p>422</text:p>
          </table:table-cell>
          <table:table-cell ns41:value-type="float" table:style-name="ce40" office:value="364" office:value-type="float">
            <text:p>36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Oterleek</text:p>
          </table:table-cell>
          <table:table-cell table:style-name="Default"/>
          <table:table-cell ns41:value-type="float" table:style-name="ce20" office:value="176" office:value-type="float">
            <text:p>17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2" office:value-type="float">
            <text:p>152</text:p>
          </table:table-cell>
          <table:table-cell table:formula="of:=SUM([.E94];[.G94];[.I94];[.K94])" ns41:value-type="float" table:style-name="TL Data" office:value="372" office:value-type="float">
            <text:p>372</text:p>
          </table:table-cell>
          <table:table-cell table:formula="of:=SUM([.F94];[.H94];[.J94];[.L94])" ns41:value-type="float" table:style-name="TL Data" office:value="378" office:value-type="float">
            <text:p>37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377" office:value-type="float">
            <text:p>377</text:p>
          </table:table-cell>
          <table:table-cell ns41:value-type="float" table:style-name="ce40" office:value="380" office:value-type="float">
            <text:p>38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Oudendijk</text:p>
          </table:table-cell>
          <table:table-cell table:style-name="Default"/>
          <table:table-cell ns41:value-type="float" table:style-name="ce20" office:value="148" office:value-type="float">
            <text:p>14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6" office:value-type="float">
            <text:p>136</text:p>
          </table:table-cell>
          <table:table-cell table:formula="of:=SUM([.E95];[.G95];[.I95];[.K95])" ns41:value-type="float" table:style-name="TL Data" office:value="317" office:value-type="float">
            <text:p>317</text:p>
          </table:table-cell>
          <table:table-cell table:formula="of:=SUM([.F95];[.H95];[.J95];[.L95])" ns41:value-type="float" table:style-name="TL Data" office:value="331" office:value-type="float">
            <text:p>3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318" office:value-type="float">
            <text:p>318</text:p>
          </table:table-cell>
          <table:table-cell ns41:value-type="float" table:style-name="ce40" office:value="335" office:value-type="float">
            <text:p>33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Oude Niedorp</text:p>
          </table:table-cell>
          <table:table-cell table:style-name="Default"/>
          <table:table-cell ns41:value-type="float" table:style-name="ce20" office:value="260" office:value-type="float">
            <text:p>26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3" office:value-type="float">
            <text:p>233</text:p>
          </table:table-cell>
          <table:table-cell table:formula="of:=SUM([.E96];[.G96];[.I96];[.K96])" ns41:value-type="float" table:style-name="TL Data" office:value="629" office:value-type="float">
            <text:p>629</text:p>
          </table:table-cell>
          <table:table-cell table:formula="of:=SUM([.F96];[.H96];[.J96];[.L96])" ns41:value-type="float" table:style-name="TL Data" office:value="556" office:value-type="float">
            <text:p>5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631" office:value-type="float">
            <text:p>631</text:p>
          </table:table-cell>
          <table:table-cell ns41:value-type="float" table:style-name="ce40" office:value="563" office:value-type="float">
            <text:p>56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Ouderamstel</text:p>
          </table:table-cell>
          <table:table-cell table:style-name="Default"/>
          <table:table-cell ns41:value-type="float" table:style-name="ce20" office:value="526" office:value-type="float">
            <text:p>526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06" office:value-type="float">
            <text:p>506</text:p>
          </table:table-cell>
          <table:table-cell table:formula="of:=SUM([.E97];[.G97];[.I97];[.K97])" ns41:value-type="float" table:style-name="TL Data" office:value="1300" office:value-type="float">
            <text:p>1300</text:p>
          </table:table-cell>
          <table:table-cell table:formula="of:=SUM([.F97];[.H97];[.J97];[.L97])" ns41:value-type="float" table:style-name="TL Data" office:value="1199" office:value-type="float">
            <text:p>119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1308" office:value-type="float">
            <text:p>1308</text:p>
          </table:table-cell>
          <table:table-cell ns41:value-type="float" table:style-name="ce40" office:value="1212" office:value-type="float">
            <text:p>121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Oudkarspel</text:p>
          </table:table-cell>
          <table:table-cell table:style-name="Default"/>
          <table:table-cell ns41:value-type="float" table:style-name="ce20" office:value="269" office:value-type="float">
            <text:p>26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79" office:value-type="float">
            <text:p>279</text:p>
          </table:table-cell>
          <table:table-cell table:formula="of:=SUM([.E98];[.G98];[.I98];[.K98])" ns41:value-type="float" table:style-name="TL Data" office:value="706" office:value-type="float">
            <text:p>706</text:p>
          </table:table-cell>
          <table:table-cell table:formula="of:=SUM([.F98];[.H98];[.J98];[.L98])" ns41:value-type="float" table:style-name="TL Data" office:value="666" office:value-type="float">
            <text:p>666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714" office:value-type="float">
            <text:p>714</text:p>
          </table:table-cell>
          <table:table-cell ns41:value-type="float" table:style-name="ce40" office:value="674" office:value-type="float">
            <text:p>6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Oudorp</text:p>
          </table:table-cell>
          <table:table-cell table:style-name="Default"/>
          <table:table-cell ns41:value-type="float" table:style-name="ce20" office:value="153" office:value-type="float">
            <text:p>15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2" office:value-type="float">
            <text:p>132</text:p>
          </table:table-cell>
          <table:table-cell table:formula="of:=SUM([.E99];[.G99];[.I99];[.K99])" ns41:value-type="float" table:style-name="TL Data" office:value="350" office:value-type="float">
            <text:p>350</text:p>
          </table:table-cell>
          <table:table-cell table:formula="of:=SUM([.F99];[.H99];[.J99];[.L99])" ns41:value-type="float" table:style-name="TL Data" office:value="341" office:value-type="float">
            <text:p>3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351" office:value-type="float">
            <text:p>351</text:p>
          </table:table-cell>
          <table:table-cell ns41:value-type="float" table:style-name="ce40" office:value="348" office:value-type="float">
            <text:p>34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Sint Pancras</text:p>
          </table:table-cell>
          <table:table-cell table:style-name="Default"/>
          <table:table-cell ns41:value-type="float" table:style-name="ce20" office:value="120" office:value-type="float">
            <text:p>12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E100];[.G100];[.I100];[.K100])" ns41:value-type="float" table:style-name="TL Data" office:value="280" office:value-type="float">
            <text:p>280</text:p>
          </table:table-cell>
          <table:table-cell table:formula="of:=SUM([.F100];[.H100];[.J100];[.L100])" ns41:value-type="float" table:style-name="TL Data" office:value="242" office:value-type="float">
            <text:p>24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280" office:value-type="float">
            <text:p>280</text:p>
          </table:table-cell>
          <table:table-cell ns41:value-type="float" table:style-name="ce40" office:value="244" office:value-type="float">
            <text:p>24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Petten</text:p>
          </table:table-cell>
          <table:table-cell table:style-name="Default"/>
          <table:table-cell ns41:value-type="float" table:style-name="ce20" office:value="86" office:value-type="float">
            <text:p>8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9" office:value-type="float">
            <text:p>79</text:p>
          </table:table-cell>
          <table:table-cell table:formula="of:=SUM([.E101];[.G101];[.I101];[.K101])" ns41:value-type="float" table:style-name="TL Data" office:value="184" office:value-type="float">
            <text:p>184</text:p>
          </table:table-cell>
          <table:table-cell table:formula="of:=SUM([.F101];[.H101];[.J101];[.L101])" ns41:value-type="float" table:style-name="TL Data" office:value="193" office:value-type="float">
            <text:p>19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style-name="ce34" table:number-columns-repeated="2"/>
          <table:table-cell ns41:value-type="float" table:style-name="ce34" office:value="186" office:value-type="float">
            <text:p>186</text:p>
          </table:table-cell>
          <table:table-cell ns41:value-type="float" table:style-name="ce40" office:value="193" office:value-type="float">
            <text:p>19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Purmerend</text:p>
          </table:table-cell>
          <table:table-cell table:style-name="Default"/>
          <table:table-cell ns41:value-type="float" table:style-name="ce20" office:value="1115" office:value-type="float">
            <text:p>1115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219" office:value-type="float">
            <text:p>1219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88" office:value-type="float">
            <text:p>988</text:p>
          </table:table-cell>
          <table:table-cell table:formula="of:=SUM([.E102];[.G102];[.I102];[.K102])" ns41:value-type="float" table:style-name="TL Data" office:value="2335" office:value-type="float">
            <text:p>2335</text:p>
          </table:table-cell>
          <table:table-cell table:formula="of:=SUM([.F102];[.H102];[.J102];[.L102])" ns41:value-type="float" table:style-name="TL Data" office:value="2533" office:value-type="float">
            <text:p>253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2381" office:value-type="float">
            <text:p>2381</text:p>
          </table:table-cell>
          <table:table-cell ns41:value-type="float" table:style-name="ce40" office:value="2612" office:value-type="float">
            <text:p>261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Ransdorp</text:p>
          </table:table-cell>
          <table:table-cell table:style-name="Default"/>
          <table:table-cell ns41:value-type="float" table:style-name="ce20" office:value="351" office:value-type="float">
            <text:p>35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20" office:value-type="float">
            <text:p>320</text:p>
          </table:table-cell>
          <table:table-cell table:formula="of:=SUM([.E103];[.G103];[.I103];[.K103])" ns41:value-type="float" table:style-name="TL Data" office:value="812" office:value-type="float">
            <text:p>812</text:p>
          </table:table-cell>
          <table:table-cell table:formula="of:=SUM([.F103];[.H103];[.J103];[.L103])" ns41:value-type="float" table:style-name="TL Data" office:value="716" office:value-type="float">
            <text:p>7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17" office:value-type="float">
            <text:p>817</text:p>
          </table:table-cell>
          <table:table-cell ns41:value-type="float" table:style-name="ce40" office:value="733" office:value-type="float">
            <text:p>73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Rijp</text:p>
          </table:table-cell>
          <table:table-cell table:style-name="Default"/>
          <table:table-cell ns41:value-type="float" table:style-name="ce20" office:value="373" office:value-type="float">
            <text:p>373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80" office:value-type="float">
            <text:p>380</text:p>
          </table:table-cell>
          <table:table-cell table:formula="of:=SUM([.E104];[.G104];[.I104];[.K104])" ns41:value-type="float" table:style-name="TL Data" office:value="936" office:value-type="float">
            <text:p>936</text:p>
          </table:table-cell>
          <table:table-cell table:formula="of:=SUM([.F104];[.H104];[.J104];[.L104])" ns41:value-type="float" table:style-name="TL Data" office:value="907" office:value-type="float">
            <text:p>90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964" office:value-type="float">
            <text:p>964</text:p>
          </table:table-cell>
          <table:table-cell ns41:value-type="float" table:style-name="ce40" office:value="957" office:value-type="float">
            <text:p>95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Schagen</text:p>
          </table:table-cell>
          <table:table-cell table:style-name="Default"/>
          <table:table-cell ns41:value-type="float" table:style-name="ce20" office:value="705" office:value-type="float">
            <text:p>705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51" office:value-type="float">
            <text:p>651</text:p>
          </table:table-cell>
          <table:table-cell table:formula="of:=SUM([.E105];[.G105];[.I105];[.K105])" ns41:value-type="float" table:style-name="TL Data" office:value="1498" office:value-type="float">
            <text:p>1498</text:p>
          </table:table-cell>
          <table:table-cell table:formula="of:=SUM([.F105];[.H105];[.J105];[.L105])" ns41:value-type="float" table:style-name="TL Data" office:value="1633" office:value-type="float">
            <text:p>163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527" office:value-type="float">
            <text:p>1527</text:p>
          </table:table-cell>
          <table:table-cell ns41:value-type="float" table:style-name="ce40" office:value="1673" office:value-type="float">
            <text:p>167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Schellinkhout</text:p>
          </table:table-cell>
          <table:table-cell table:style-name="Default"/>
          <table:table-cell ns41:value-type="float" table:style-name="ce20" office:value="120" office:value-type="float">
            <text:p>12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2" office:value-type="float">
            <text:p>132</text:p>
          </table:table-cell>
          <table:table-cell table:formula="of:=SUM([.E106];[.G106];[.I106];[.K106])" ns41:value-type="float" table:style-name="TL Data" office:value="290" office:value-type="float">
            <text:p>290</text:p>
          </table:table-cell>
          <table:table-cell table:formula="of:=SUM([.F106];[.H106];[.J106];[.L106])" ns41:value-type="float" table:style-name="TL Data" office:value="307" office:value-type="float">
            <text:p>3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293" office:value-type="float">
            <text:p>293</text:p>
          </table:table-cell>
          <table:table-cell ns41:value-type="float" table:style-name="ce40" office:value="311" office:value-type="float">
            <text:p>31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Schermerhorn</text:p>
          </table:table-cell>
          <table:table-cell table:style-name="Default"/>
          <table:table-cell ns41:value-type="float" table:style-name="ce20" office:value="302" office:value-type="float">
            <text:p>30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1" office:value-type="float">
            <text:p>271</text:p>
          </table:table-cell>
          <table:table-cell table:formula="of:=SUM([.E107];[.G107];[.I107];[.K107])" ns41:value-type="float" table:style-name="TL Data" office:value="635" office:value-type="float">
            <text:p>635</text:p>
          </table:table-cell>
          <table:table-cell table:formula="of:=SUM([.F107];[.H107];[.J107];[.L107])" ns41:value-type="float" table:style-name="TL Data" office:value="617" office:value-type="float">
            <text:p>6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ns41:value-type="float" table:style-name="ce34" office:value="642" office:value-type="float">
            <text:p>642</text:p>
          </table:table-cell>
          <table:table-cell ns41:value-type="float" table:style-name="ce40" office:value="631" office:value-type="float">
            <text:p>63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Schoorl</text:p>
          </table:table-cell>
          <table:table-cell table:style-name="Default"/>
          <table:table-cell ns41:value-type="float" table:style-name="ce20" office:value="266" office:value-type="float">
            <text:p>26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48" office:value-type="float">
            <text:p>248</text:p>
          </table:table-cell>
          <table:table-cell table:formula="of:=SUM([.E108];[.G108];[.I108];[.K108])" ns41:value-type="float" table:style-name="TL Data" office:value="639" office:value-type="float">
            <text:p>639</text:p>
          </table:table-cell>
          <table:table-cell table:formula="of:=SUM([.F108];[.H108];[.J108];[.L108])" ns41:value-type="float" table:style-name="TL Data" office:value="643" office:value-type="float">
            <text:p>64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646" office:value-type="float">
            <text:p>646</text:p>
          </table:table-cell>
          <table:table-cell ns41:value-type="float" table:style-name="ce40" office:value="651" office:value-type="float">
            <text:p>65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Schoten</text:p>
          </table:table-cell>
          <table:table-cell table:style-name="Default"/>
          <table:table-cell ns41:value-type="float" table:style-name="ce20" office:value="152" office:value-type="float">
            <text:p>15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7" office:value-type="float">
            <text:p>137</text:p>
          </table:table-cell>
          <table:table-cell table:formula="of:=SUM([.E109];[.G109];[.I109];[.K109])" ns41:value-type="float" table:style-name="TL Data" office:value="361" office:value-type="float">
            <text:p>361</text:p>
          </table:table-cell>
          <table:table-cell table:formula="of:=SUM([.F109];[.H109];[.J109];[.L109])" ns41:value-type="float" table:style-name="TL Data" office:value="351" office:value-type="float">
            <text:p>35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364" office:value-type="float">
            <text:p>364</text:p>
          </table:table-cell>
          <table:table-cell ns41:value-type="float" table:style-name="ce40" office:value="354" office:value-type="float">
            <text:p>35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Sloten</text:p>
          </table:table-cell>
          <table:table-cell table:style-name="Default"/>
          <table:table-cell ns41:value-type="float" table:style-name="ce20" office:value="1096" office:value-type="float">
            <text:p>1096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1414" office:value-type="float">
            <text:p>141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90" office:value-type="float">
            <text:p>1090</text:p>
          </table:table-cell>
          <table:table-cell table:formula="of:=SUM([.E110];[.G110];[.I110];[.K110])" ns41:value-type="float" table:style-name="TL Data" office:value="2794" office:value-type="float">
            <text:p>2794</text:p>
          </table:table-cell>
          <table:table-cell table:formula="of:=SUM([.F110];[.H110];[.J110];[.L110])" ns41:value-type="float" table:style-name="TL Data" office:value="2704" office:value-type="float">
            <text:p>270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2831" office:value-type="float">
            <text:p>2831</text:p>
          </table:table-cell>
          <table:table-cell ns41:value-type="float" table:style-name="ce40" office:value="2745" office:value-type="float">
            <text:p>274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Spaarndam</text:p>
          </table:table-cell>
          <table:table-cell table:style-name="Default"/>
          <table:table-cell ns41:value-type="float" table:style-name="ce20" office:value="145" office:value-type="float">
            <text:p>145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6" office:value-type="float">
            <text:p>136</text:p>
          </table:table-cell>
          <table:table-cell table:formula="of:=SUM([.E111];[.G111];[.I111];[.K111])" ns41:value-type="float" table:style-name="TL Data" office:value="380" office:value-type="float">
            <text:p>380</text:p>
          </table:table-cell>
          <table:table-cell table:formula="of:=SUM([.F111];[.H111];[.J111];[.L111])" ns41:value-type="float" table:style-name="TL Data" office:value="346" office:value-type="float">
            <text:p>34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380" office:value-type="float">
            <text:p>380</text:p>
          </table:table-cell>
          <table:table-cell ns41:value-type="float" table:style-name="ce40" office:value="350" office:value-type="float">
            <text:p>35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Spanbroek</text:p>
          </table:table-cell>
          <table:table-cell table:style-name="Default"/>
          <table:table-cell ns41:value-type="float" table:style-name="ce20" office:value="297" office:value-type="float">
            <text:p>297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22" office:value-type="float">
            <text:p>322</text:p>
          </table:table-cell>
          <table:table-cell table:formula="of:=SUM([.E112];[.G112];[.I112];[.K112])" ns41:value-type="float" table:style-name="TL Data" office:value="771" office:value-type="float">
            <text:p>771</text:p>
          </table:table-cell>
          <table:table-cell table:formula="of:=SUM([.F112];[.H112];[.J112];[.L112])" ns41:value-type="float" table:style-name="TL Data" office:value="757" office:value-type="float">
            <text:p>7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778" office:value-type="float">
            <text:p>778</text:p>
          </table:table-cell>
          <table:table-cell ns41:value-type="float" table:style-name="ce40" office:value="775" office:value-type="float">
            <text:p>775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Sijbekarspel</text:p>
          </table:table-cell>
          <table:table-cell table:style-name="Default"/>
          <table:table-cell ns41:value-type="float" table:style-name="ce20" office:value="276" office:value-type="float">
            <text:p>276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1" office:value-type="float">
            <text:p>251</text:p>
          </table:table-cell>
          <table:table-cell table:formula="of:=SUM([.E113];[.G113];[.I113];[.K113])" ns41:value-type="float" table:style-name="TL Data" office:value="608" office:value-type="float">
            <text:p>608</text:p>
          </table:table-cell>
          <table:table-cell table:formula="of:=SUM([.F113];[.H113];[.J113];[.L113])" ns41:value-type="float" table:style-name="TL Data" office:value="593" office:value-type="float">
            <text:p>59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613" office:value-type="float">
            <text:p>613</text:p>
          </table:table-cell>
          <table:table-cell ns41:value-type="float" table:style-name="ce40" office:value="598" office:value-type="float">
            <text:p>59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Terschelling</text:p>
          </table:table-cell>
          <table:table-cell table:style-name="Default"/>
          <table:table-cell ns41:value-type="float" table:style-name="ce20" office:value="606" office:value-type="float">
            <text:p>606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94" office:value-type="float">
            <text:p>594</text:p>
          </table:table-cell>
          <table:table-cell table:formula="of:=SUM([.E114];[.G114];[.I114];[.K114])" ns41:value-type="float" table:style-name="TL Data" office:value="1676" office:value-type="float">
            <text:p>1676</text:p>
          </table:table-cell>
          <table:table-cell table:formula="of:=SUM([.F114];[.H114];[.J114];[.L114])" ns41:value-type="float" table:style-name="TL Data" office:value="1656" office:value-type="float">
            <text:p>165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3" office:value-type="float">
            <text:p>6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713" office:value-type="float">
            <text:p>1713</text:p>
          </table:table-cell>
          <table:table-cell ns41:value-type="float" table:style-name="ce40" office:value="1726" office:value-type="float">
            <text:p>172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Texel</text:p>
          </table:table-cell>
          <table:table-cell table:style-name="Default"/>
          <table:table-cell ns41:value-type="float" table:style-name="ce20" office:value="1319" office:value-type="float">
            <text:p>1319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TL Data" office:value="1183" office:value-type="float">
            <text:p>118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861" office:value-type="float">
            <text:p>1861</text:p>
          </table:table-cell>
          <table:table-cell ns41:value-type="float" table:style-name="TL Data" office:value="1624" office:value-type="float">
            <text:p>162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77" office:value-type="float">
            <text:p>1177</text:p>
          </table:table-cell>
          <table:table-cell table:formula="of:=SUM([.E115];[.G115];[.I115];[.K115])" ns41:value-type="float" table:style-name="TL Data" office:value="3191" office:value-type="float">
            <text:p>3191</text:p>
          </table:table-cell>
          <table:table-cell table:formula="of:=SUM([.F115];[.H115];[.J115];[.L115])" ns41:value-type="float" table:style-name="TL Data" office:value="3124" office:value-type="float">
            <text:p>31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3250" office:value-type="float">
            <text:p>3250</text:p>
          </table:table-cell>
          <table:table-cell ns41:value-type="float" table:style-name="ce40" office:value="3231" office:value-type="float">
            <text:p>323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Twisk</text:p>
          </table:table-cell>
          <table:table-cell table:style-name="Default"/>
          <table:table-cell ns41:value-type="float" table:style-name="ce20" office:value="166" office:value-type="float">
            <text:p>16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8" office:value-type="float">
            <text:p>198</text:p>
          </table:table-cell>
          <table:table-cell table:formula="of:=SUM([.E116];[.G116];[.I116];[.K116])" ns41:value-type="float" table:style-name="TL Data" office:value="431" office:value-type="float">
            <text:p>431</text:p>
          </table:table-cell>
          <table:table-cell table:formula="of:=SUM([.F116];[.H116];[.J116];[.L116])" ns41:value-type="float" table:style-name="TL Data" office:value="403" office:value-type="float">
            <text:p>4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433" office:value-type="float">
            <text:p>433</text:p>
          </table:table-cell>
          <table:table-cell ns41:value-type="float" table:style-name="ce40" office:value="408" office:value-type="float">
            <text:p>40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Uitgeest</text:p>
          </table:table-cell>
          <table:table-cell table:style-name="Default"/>
          <table:table-cell ns41:value-type="float" table:style-name="ce20" office:value="371" office:value-type="float">
            <text:p>371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29" office:value-type="float">
            <text:p>429</text:p>
          </table:table-cell>
          <table:table-cell table:formula="of:=SUM([.E117];[.G117];[.I117];[.K117])" ns41:value-type="float" table:style-name="TL Data" office:value="1171" office:value-type="float">
            <text:p>1171</text:p>
          </table:table-cell>
          <table:table-cell table:formula="of:=SUM([.F117];[.H117];[.J117];[.L117])" ns41:value-type="float" table:style-name="TL Data" office:value="1164" office:value-type="float">
            <text:p>11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ns41:value-type="float" table:style-name="ce34" office:value="1181" office:value-type="float">
            <text:p>1181</text:p>
          </table:table-cell>
          <table:table-cell ns41:value-type="float" table:style-name="ce40" office:value="1182" office:value-type="float">
            <text:p>118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Uithoorn</text:p>
          </table:table-cell>
          <table:table-cell table:style-name="Default"/>
          <table:table-cell ns41:value-type="float" table:style-name="ce20" office:value="354" office:value-type="float">
            <text:p>354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70" office:value-type="float">
            <text:p>370</text:p>
          </table:table-cell>
          <table:table-cell table:formula="of:=SUM([.E118];[.G118];[.I118];[.K118])" ns41:value-type="float" table:style-name="TL Data" office:value="861" office:value-type="float">
            <text:p>861</text:p>
          </table:table-cell>
          <table:table-cell table:formula="of:=SUM([.F118];[.H118];[.J118];[.L118])" ns41:value-type="float" table:style-name="TL Data" office:value="877" office:value-type="float">
            <text:p>8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float" table:style-name="ce34" office:value="866" office:value-type="float">
            <text:p>866</text:p>
          </table:table-cell>
          <table:table-cell ns41:value-type="float" table:style-name="ce40" office:value="898" office:value-type="float">
            <text:p>89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Urk</text:p>
          </table:table-cell>
          <table:table-cell table:style-name="Default"/>
          <table:table-cell ns41:value-type="float" table:style-name="ce20" office:value="363" office:value-type="float">
            <text:p>363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35" office:value-type="float">
            <text:p>435</text:p>
          </table:table-cell>
          <table:table-cell table:formula="of:=SUM([.E119];[.G119];[.I119];[.K119])" ns41:value-type="float" table:style-name="TL Data" office:value="1089" office:value-type="float">
            <text:p>1089</text:p>
          </table:table-cell>
          <table:table-cell table:formula="of:=SUM([.F119];[.H119];[.J119];[.L119])" ns41:value-type="float" table:style-name="TL Data" office:value="1035" office:value-type="float">
            <text:p>10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1090" office:value-type="float">
            <text:p>1090</text:p>
          </table:table-cell>
          <table:table-cell ns41:value-type="float" table:style-name="ce40" office:value="1046" office:value-type="float">
            <text:p>104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Ursem</text:p>
          </table:table-cell>
          <table:table-cell table:style-name="Default"/>
          <table:table-cell ns41:value-type="float" table:style-name="ce20" office:value="293" office:value-type="float">
            <text:p>29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3" office:value-type="float">
            <text:p>263</text:p>
          </table:table-cell>
          <table:table-cell table:formula="of:=SUM([.E120];[.G120];[.I120];[.K120])" ns41:value-type="float" table:style-name="TL Data" office:value="618" office:value-type="float">
            <text:p>618</text:p>
          </table:table-cell>
          <table:table-cell table:formula="of:=SUM([.F120];[.H120];[.J120];[.L120])" ns41:value-type="float" table:style-name="TL Data" office:value="655" office:value-type="float">
            <text:p>65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622" office:value-type="float">
            <text:p>622</text:p>
          </table:table-cell>
          <table:table-cell ns41:value-type="float" table:style-name="ce40" office:value="666" office:value-type="float">
            <text:p>66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Velzen</text:p>
          </table:table-cell>
          <table:table-cell table:style-name="Default"/>
          <table:table-cell ns41:value-type="float" table:style-name="ce20" office:value="1226" office:value-type="float">
            <text:p>1226</text:p>
          </table:table-cell>
          <table:table-cell ns41:value-type="float" table:style-name="TL Data" office:value="1172" office:value-type="float">
            <text:p>1172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561" office:value-type="float">
            <text:p>1561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139" office:value-type="float">
            <text:p>1139</text:p>
          </table:table-cell>
          <table:table-cell table:formula="of:=SUM([.E121];[.G121];[.I121];[.K121])" ns41:value-type="float" table:style-name="TL Data" office:value="2918" office:value-type="float">
            <text:p>2918</text:p>
          </table:table-cell>
          <table:table-cell table:formula="of:=SUM([.F121];[.H121];[.J121];[.L121])" ns41:value-type="float" table:style-name="TL Data" office:value="2788" office:value-type="float">
            <text:p>278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938" office:value-type="float">
            <text:p>2938</text:p>
          </table:table-cell>
          <table:table-cell ns41:value-type="float" table:style-name="ce40" office:value="2829" office:value-type="float">
            <text:p>282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Venhuizen</text:p>
          </table:table-cell>
          <table:table-cell table:style-name="Default"/>
          <table:table-cell ns41:value-type="float" table:style-name="ce20" office:value="404" office:value-type="float">
            <text:p>404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3" office:value-type="float">
            <text:p>403</text:p>
          </table:table-cell>
          <table:table-cell table:formula="of:=SUM([.E122];[.G122];[.I122];[.K122])" ns41:value-type="float" table:style-name="TL Data" office:value="975" office:value-type="float">
            <text:p>975</text:p>
          </table:table-cell>
          <table:table-cell table:formula="of:=SUM([.F122];[.H122];[.J122];[.L122])" ns41:value-type="float" table:style-name="TL Data" office:value="1006" office:value-type="float">
            <text:p>100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984" office:value-type="float">
            <text:p>984</text:p>
          </table:table-cell>
          <table:table-cell ns41:value-type="float" table:style-name="ce40" office:value="1021" office:value-type="float">
            <text:p>102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Vlieland</text:p>
          </table:table-cell>
          <table:table-cell table:style-name="Default"/>
          <table:table-cell ns41:value-type="float" table:style-name="ce20" office:value="168" office:value-type="float">
            <text:p>16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7" office:value-type="float">
            <text:p>147</text:p>
          </table:table-cell>
          <table:table-cell table:formula="of:=SUM([.E123];[.G123];[.I123];[.K123])" ns41:value-type="float" table:style-name="TL Data" office:value="357" office:value-type="float">
            <text:p>357</text:p>
          </table:table-cell>
          <table:table-cell table:formula="of:=SUM([.F123];[.H123];[.J123];[.L123])" ns41:value-type="float" table:style-name="TL Data" office:value="366" office:value-type="float">
            <text:p>3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365" office:value-type="float">
            <text:p>365</text:p>
          </table:table-cell>
          <table:table-cell ns41:value-type="float" table:style-name="ce40" office:value="379" office:value-type="float">
            <text:p>37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arder</text:p>
          </table:table-cell>
          <table:table-cell table:style-name="Default"/>
          <table:table-cell ns41:value-type="float" table:style-name="ce20" office:value="97" office:value-type="float">
            <text:p>9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E124];[.G124];[.I124];[.K124])" ns41:value-type="float" table:style-name="TL Data" office:value="216" office:value-type="float">
            <text:p>216</text:p>
          </table:table-cell>
          <table:table-cell table:formula="of:=SUM([.F124];[.H124];[.J124];[.L124])" ns41:value-type="float" table:style-name="TL Data" office:value="218" office:value-type="float">
            <text:p>2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217" office:value-type="float">
            <text:p>217</text:p>
          </table:table-cell>
          <table:table-cell ns41:value-type="float" table:style-name="ce40" office:value="220" office:value-type="float">
            <text:p>22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armenhuizen</text:p>
          </table:table-cell>
          <table:table-cell table:style-name="Default"/>
          <table:table-cell ns41:value-type="float" table:style-name="ce20" office:value="262" office:value-type="float">
            <text:p>262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2" office:value-type="float">
            <text:p>252</text:p>
          </table:table-cell>
          <table:table-cell table:formula="of:=SUM([.E125];[.G125];[.I125];[.K125])" ns41:value-type="float" table:style-name="TL Data" office:value="646" office:value-type="float">
            <text:p>646</text:p>
          </table:table-cell>
          <table:table-cell table:formula="of:=SUM([.F125];[.H125];[.J125];[.L125])" ns41:value-type="float" table:style-name="TL Data" office:value="647" office:value-type="float">
            <text:p>647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656" office:value-type="float">
            <text:p>656</text:p>
          </table:table-cell>
          <table:table-cell ns41:value-type="float" table:style-name="ce40" office:value="657" office:value-type="float">
            <text:p>657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atergraafsmeer</text:p>
          </table:table-cell>
          <table:table-cell table:style-name="Default"/>
          <table:table-cell ns41:value-type="float" table:style-name="ce20" office:value="274" office:value-type="float">
            <text:p>27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52" office:value-type="float">
            <text:p>252</text:p>
          </table:table-cell>
          <table:table-cell table:formula="of:=SUM([.E126];[.G126];[.I126];[.K126])" ns41:value-type="float" table:style-name="TL Data" office:value="622" office:value-type="float">
            <text:p>622</text:p>
          </table:table-cell>
          <table:table-cell table:formula="of:=SUM([.F126];[.H126];[.J126];[.L126])" ns41:value-type="float" table:style-name="TL Data" office:value="544" office:value-type="float">
            <text:p>54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ce34" office:value="18" office:value-type="float">
            <text:p>18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645" office:value-type="float">
            <text:p>645</text:p>
          </table:table-cell>
          <table:table-cell ns41:value-type="float" table:style-name="ce40" office:value="551" office:value-type="float">
            <text:p>55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eesp</text:p>
          </table:table-cell>
          <table:table-cell table:style-name="Default"/>
          <table:table-cell ns41:value-type="float" table:style-name="ce20" office:value="769" office:value-type="float">
            <text:p>769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810" office:value-type="float">
            <text:p>810</text:p>
          </table:table-cell>
          <table:table-cell table:formula="of:=SUM([.E127];[.G127];[.I127];[.K127])" ns41:value-type="float" table:style-name="TL Data" office:value="1659" office:value-type="float">
            <text:p>1659</text:p>
          </table:table-cell>
          <table:table-cell table:formula="of:=SUM([.F127];[.H127];[.J127];[.L127])" ns41:value-type="float" table:style-name="TL Data" office:value="1810" office:value-type="float">
            <text:p>18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702" office:value-type="float">
            <text:p>1702</text:p>
          </table:table-cell>
          <table:table-cell ns41:value-type="float" table:style-name="ce40" office:value="1901" office:value-type="float">
            <text:p>190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2" office:value-type="float">
            <text:p>52</text:p>
          </table:table-cell>
          <table:table-cell ns41:value-type="float" table:style-name="ce47" office:value="53" office:value-type="float">
            <text:p>53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eesperkarspel</text:p>
          </table:table-cell>
          <table:table-cell table:style-name="Default"/>
          <table:table-cell ns41:value-type="float" table:style-name="ce20" office:value="349" office:value-type="float">
            <text:p>34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39" office:value-type="float">
            <text:p>339</text:p>
          </table:table-cell>
          <table:table-cell table:formula="of:=SUM([.E128];[.G128];[.I128];[.K128])" ns41:value-type="float" table:style-name="TL Data" office:value="979" office:value-type="float">
            <text:p>979</text:p>
          </table:table-cell>
          <table:table-cell table:formula="of:=SUM([.F128];[.H128];[.J128];[.L128])" ns41:value-type="float" table:style-name="TL Data" office:value="951" office:value-type="float">
            <text:p>9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ce34" office:value="6" office:value-type="float">
            <text:p>6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983" office:value-type="float">
            <text:p>983</text:p>
          </table:table-cell>
          <table:table-cell ns41:value-type="float" table:style-name="ce40" office:value="953" office:value-type="float">
            <text:p>95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ervershoof</text:p>
          </table:table-cell>
          <table:table-cell table:style-name="Default"/>
          <table:table-cell ns41:value-type="float" table:style-name="ce20" office:value="381" office:value-type="float">
            <text:p>38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7" office:value-type="float">
            <text:p>367</text:p>
          </table:table-cell>
          <table:table-cell table:formula="of:=SUM([.E129];[.G129];[.I129];[.K129])" ns41:value-type="float" table:style-name="TL Data" office:value="930" office:value-type="float">
            <text:p>930</text:p>
          </table:table-cell>
          <table:table-cell table:formula="of:=SUM([.F129];[.H129];[.J129];[.L129])" ns41:value-type="float" table:style-name="TL Data" office:value="902" office:value-type="float">
            <text:p>9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936" office:value-type="float">
            <text:p>936</text:p>
          </table:table-cell>
          <table:table-cell ns41:value-type="float" table:style-name="ce40" office:value="921" office:value-type="float">
            <text:p>92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estwoud</text:p>
          </table:table-cell>
          <table:table-cell table:style-name="Default"/>
          <table:table-cell ns41:value-type="float" table:style-name="ce20" office:value="196" office:value-type="float">
            <text:p>19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4" office:value-type="float">
            <text:p>174</text:p>
          </table:table-cell>
          <table:table-cell table:formula="of:=SUM([.E130];[.G130];[.I130];[.K130])" ns41:value-type="float" table:style-name="TL Data" office:value="448" office:value-type="float">
            <text:p>448</text:p>
          </table:table-cell>
          <table:table-cell table:formula="of:=SUM([.F130];[.H130];[.J130];[.L130])" ns41:value-type="float" table:style-name="TL Data" office:value="480" office:value-type="float">
            <text:p>4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453" office:value-type="float">
            <text:p>453</text:p>
          </table:table-cell>
          <table:table-cell ns41:value-type="float" table:style-name="ce40" office:value="491" office:value-type="float">
            <text:p>49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estzaan</text:p>
          </table:table-cell>
          <table:table-cell table:style-name="Default"/>
          <table:table-cell ns41:value-type="float" table:style-name="ce20" office:value="568" office:value-type="float">
            <text:p>568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66" office:value-type="float">
            <text:p>466</text:p>
          </table:table-cell>
          <table:table-cell table:formula="of:=SUM([.E131];[.G131];[.I131];[.K131])" ns41:value-type="float" table:style-name="TL Data" office:value="1182" office:value-type="float">
            <text:p>1182</text:p>
          </table:table-cell>
          <table:table-cell table:formula="of:=SUM([.F131];[.H131];[.J131];[.L131])" ns41:value-type="float" table:style-name="TL Data" office:value="1222" office:value-type="float">
            <text:p>12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202" office:value-type="float">
            <text:p>1202</text:p>
          </table:table-cell>
          <table:table-cell ns41:value-type="float" table:style-name="ce40" office:value="1264" office:value-type="float">
            <text:p>126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ieringen</text:p>
          </table:table-cell>
          <table:table-cell table:style-name="Default"/>
          <table:table-cell ns41:value-type="float" table:style-name="ce20" office:value="517" office:value-type="float">
            <text:p>517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72" office:value-type="float">
            <text:p>472</text:p>
          </table:table-cell>
          <table:table-cell table:formula="of:=SUM([.E132];[.G132];[.I132];[.K132])" ns41:value-type="float" table:style-name="TL Data" office:value="1180" office:value-type="float">
            <text:p>1180</text:p>
          </table:table-cell>
          <table:table-cell table:formula="of:=SUM([.F132];[.H132];[.J132];[.L132])" ns41:value-type="float" table:style-name="TL Data" office:value="1155" office:value-type="float">
            <text:p>11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1187" office:value-type="float">
            <text:p>1187</text:p>
          </table:table-cell>
          <table:table-cell ns41:value-type="float" table:style-name="ce40" office:value="1171" office:value-type="float">
            <text:p>117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ieringerwaard</text:p>
          </table:table-cell>
          <table:table-cell table:style-name="Default"/>
          <table:table-cell ns41:value-type="float" table:style-name="ce20" office:value="286" office:value-type="float">
            <text:p>28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50" office:value-type="float">
            <text:p>250</text:p>
          </table:table-cell>
          <table:table-cell table:formula="of:=SUM([.E133];[.G133];[.I133];[.K133])" ns41:value-type="float" table:style-name="TL Data" office:value="658" office:value-type="float">
            <text:p>658</text:p>
          </table:table-cell>
          <table:table-cell table:formula="of:=SUM([.F133];[.H133];[.J133];[.L133])" ns41:value-type="float" table:style-name="TL Data" office:value="665" office:value-type="float">
            <text:p>6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666" office:value-type="float">
            <text:p>666</text:p>
          </table:table-cell>
          <table:table-cell ns41:value-type="float" table:style-name="ce40" office:value="674" office:value-type="float">
            <text:p>67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inkel</text:p>
          </table:table-cell>
          <table:table-cell table:style-name="Default"/>
          <table:table-cell ns41:value-type="float" table:style-name="ce20" office:value="368" office:value-type="float">
            <text:p>36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86" office:value-type="float">
            <text:p>386</text:p>
          </table:table-cell>
          <table:table-cell table:formula="of:=SUM([.E134];[.G134];[.I134];[.K134])" ns41:value-type="float" table:style-name="TL Data" office:value="880" office:value-type="float">
            <text:p>880</text:p>
          </table:table-cell>
          <table:table-cell table:formula="of:=SUM([.F134];[.H134];[.J134];[.L134])" ns41:value-type="float" table:style-name="TL Data" office:value="888" office:value-type="float">
            <text:p>8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40" office:value="898" office:value-type="float">
            <text:p>89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ognum</text:p>
          </table:table-cell>
          <table:table-cell table:style-name="Default"/>
          <table:table-cell ns41:value-type="float" table:style-name="ce20" office:value="305" office:value-type="float">
            <text:p>30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4" office:value-type="float">
            <text:p>304</text:p>
          </table:table-cell>
          <table:table-cell table:formula="of:=SUM([.E135];[.G135];[.I135];[.K135])" ns41:value-type="float" table:style-name="TL Data" office:value="784" office:value-type="float">
            <text:p>784</text:p>
          </table:table-cell>
          <table:table-cell table:formula="of:=SUM([.F135];[.H135];[.J135];[.L135])" ns41:value-type="float" table:style-name="TL Data" office:value="794" office:value-type="float">
            <text:p>79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792" office:value-type="float">
            <text:p>792</text:p>
          </table:table-cell>
          <table:table-cell ns41:value-type="float" table:style-name="ce40" office:value="810" office:value-type="float">
            <text:p>810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ormer</text:p>
          </table:table-cell>
          <table:table-cell table:style-name="Default"/>
          <table:table-cell ns41:value-type="float" table:style-name="ce20" office:value="304" office:value-type="float">
            <text:p>304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3" office:value-type="float">
            <text:p>333</text:p>
          </table:table-cell>
          <table:table-cell table:formula="of:=SUM([.E136];[.G136];[.I136];[.K136])" ns41:value-type="float" table:style-name="TL Data" office:value="809" office:value-type="float">
            <text:p>809</text:p>
          </table:table-cell>
          <table:table-cell table:formula="of:=SUM([.F136];[.H136];[.J136];[.L136])" ns41:value-type="float" table:style-name="TL Data" office:value="814" office:value-type="float">
            <text:p>8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812" office:value-type="float">
            <text:p>812</text:p>
          </table:table-cell>
          <table:table-cell ns41:value-type="float" table:style-name="ce40" office:value="833" office:value-type="float">
            <text:p>83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ormerveer</text:p>
          </table:table-cell>
          <table:table-cell table:style-name="Default"/>
          <table:table-cell ns41:value-type="float" table:style-name="ce20" office:value="854" office:value-type="float">
            <text:p>854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27" office:value-type="float">
            <text:p>727</text:p>
          </table:table-cell>
          <table:table-cell table:formula="of:=SUM([.E137];[.G137];[.I137];[.K137])" ns41:value-type="float" table:style-name="TL Data" office:value="1864" office:value-type="float">
            <text:p>1864</text:p>
          </table:table-cell>
          <table:table-cell table:formula="of:=SUM([.F137];[.H137];[.J137];[.L137])" ns41:value-type="float" table:style-name="TL Data" office:value="1927" office:value-type="float">
            <text:p>19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1901" office:value-type="float">
            <text:p>1901</text:p>
          </table:table-cell>
          <table:table-cell ns41:value-type="float" table:style-name="ce40" office:value="1981" office:value-type="float">
            <text:p>198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ijdenes</text:p>
          </table:table-cell>
          <table:table-cell table:style-name="Default"/>
          <table:table-cell ns41:value-type="float" table:style-name="ce20" office:value="185" office:value-type="float">
            <text:p>18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6" office:value-type="float">
            <text:p>196</text:p>
          </table:table-cell>
          <table:table-cell table:formula="of:=SUM([.E138];[.G138];[.I138];[.K138])" ns41:value-type="float" table:style-name="TL Data" office:value="431" office:value-type="float">
            <text:p>431</text:p>
          </table:table-cell>
          <table:table-cell table:formula="of:=SUM([.F138];[.H138];[.J138];[.L138])" ns41:value-type="float" table:style-name="TL Data" office:value="397" office:value-type="float">
            <text:p>39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435" office:value-type="float">
            <text:p>435</text:p>
          </table:table-cell>
          <table:table-cell ns41:value-type="float" table:style-name="ce40" office:value="404" office:value-type="float">
            <text:p>404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ijdewormer</text:p>
          </table:table-cell>
          <table:table-cell table:style-name="Default"/>
          <table:table-cell ns41:value-type="float" table:style-name="ce20" office:value="126" office:value-type="float">
            <text:p>12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0" office:value-type="float">
            <text:p>130</text:p>
          </table:table-cell>
          <table:table-cell table:formula="of:=SUM([.E139];[.G139];[.I139];[.K139])" ns41:value-type="float" table:style-name="TL Data" office:value="356" office:value-type="float">
            <text:p>356</text:p>
          </table:table-cell>
          <table:table-cell table:formula="of:=SUM([.F139];[.H139];[.J139];[.L139])" ns41:value-type="float" table:style-name="TL Data" office:value="344" office:value-type="float">
            <text:p>3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357" office:value-type="float">
            <text:p>357</text:p>
          </table:table-cell>
          <table:table-cell ns41:value-type="float" table:style-name="ce40" office:value="346" office:value-type="float">
            <text:p>34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Wijk aan Zee en Duin</text:p>
          </table:table-cell>
          <table:table-cell table:style-name="Default"/>
          <table:table-cell ns41:value-type="float" table:style-name="ce20" office:value="294" office:value-type="float">
            <text:p>294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5" office:value-type="float">
            <text:p>275</text:p>
          </table:table-cell>
          <table:table-cell table:formula="of:=SUM([.E140];[.G140];[.I140];[.K140])" ns41:value-type="float" table:style-name="TL Data" office:value="740" office:value-type="float">
            <text:p>740</text:p>
          </table:table-cell>
          <table:table-cell table:formula="of:=SUM([.F140];[.H140];[.J140];[.L140])" ns41:value-type="float" table:style-name="TL Data" office:value="718" office:value-type="float">
            <text:p>7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744" office:value-type="float">
            <text:p>744</text:p>
          </table:table-cell>
          <table:table-cell ns41:value-type="float" table:style-name="ce40" office:value="729" office:value-type="float">
            <text:p>729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Zaandijk</text:p>
          </table:table-cell>
          <table:table-cell table:style-name="Default"/>
          <table:table-cell ns41:value-type="float" table:style-name="ce20" office:value="320" office:value-type="float">
            <text:p>320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15" office:value-type="float">
            <text:p>415</text:p>
          </table:table-cell>
          <table:table-cell table:formula="of:=SUM([.E141];[.G141];[.I141];[.K141])" ns41:value-type="float" table:style-name="TL Data" office:value="1046" office:value-type="float">
            <text:p>1046</text:p>
          </table:table-cell>
          <table:table-cell table:formula="of:=SUM([.F141];[.H141];[.J141];[.L141])" ns41:value-type="float" table:style-name="TL Data" office:value="1090" office:value-type="float">
            <text:p>10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069" office:value-type="float">
            <text:p>1069</text:p>
          </table:table-cell>
          <table:table-cell ns41:value-type="float" table:style-name="ce40" office:value="1132" office:value-type="float">
            <text:p>113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Zandvoort</text:p>
          </table:table-cell>
          <table:table-cell table:style-name="Default"/>
          <table:table-cell ns41:value-type="float" table:style-name="ce20" office:value="425" office:value-type="float">
            <text:p>425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08" office:value-type="float">
            <text:p>408</text:p>
          </table:table-cell>
          <table:table-cell table:formula="of:=SUM([.E142];[.G142];[.I142];[.K142])" ns41:value-type="float" table:style-name="TL Data" office:value="967" office:value-type="float">
            <text:p>967</text:p>
          </table:table-cell>
          <table:table-cell table:formula="of:=SUM([.F142];[.H142];[.J142];[.L142])" ns41:value-type="float" table:style-name="TL Data" office:value="978" office:value-type="float">
            <text:p>97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980" office:value-type="float">
            <text:p>980</text:p>
          </table:table-cell>
          <table:table-cell ns41:value-type="float" table:style-name="ce40" office:value="988" office:value-type="float">
            <text:p>98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Zuid- en Noordschermer</text:p>
          </table:table-cell>
          <table:table-cell table:style-name="Default"/>
          <table:table-cell ns41:value-type="float" table:style-name="ce20" office:value="233" office:value-type="float">
            <text:p>23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0" office:value-type="float">
            <text:p>240</text:p>
          </table:table-cell>
          <table:table-cell table:formula="of:=SUM([.E143];[.G143];[.I143];[.K143])" ns41:value-type="float" table:style-name="TL Data" office:value="584" office:value-type="float">
            <text:p>584</text:p>
          </table:table-cell>
          <table:table-cell table:formula="of:=SUM([.F143];[.H143];[.J143];[.L143])" ns41:value-type="float" table:style-name="TL Data" office:value="563" office:value-type="float">
            <text:p>56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592" office:value-type="float">
            <text:p>592</text:p>
          </table:table-cell>
          <table:table-cell ns41:value-type="float" table:style-name="ce40" office:value="572" office:value-type="float">
            <text:p>572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Zuidscharwoude</text:p>
          </table:table-cell>
          <table:table-cell table:style-name="Default"/>
          <table:table-cell ns41:value-type="float" table:style-name="ce20" office:value="259" office:value-type="float">
            <text:p>25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9" office:value-type="float">
            <text:p>239</text:p>
          </table:table-cell>
          <table:table-cell table:formula="of:=SUM([.E144];[.G144];[.I144];[.K144])" ns41:value-type="float" table:style-name="TL Data" office:value="541" office:value-type="float">
            <text:p>541</text:p>
          </table:table-cell>
          <table:table-cell table:formula="of:=SUM([.F144];[.H144];[.J144];[.L144])" ns41:value-type="float" table:style-name="TL Data" office:value="545" office:value-type="float">
            <text:p>54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544" office:value-type="float">
            <text:p>544</text:p>
          </table:table-cell>
          <table:table-cell ns41:value-type="float" table:style-name="ce40" office:value="548" office:value-type="float">
            <text:p>548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Zwaag</text:p>
          </table:table-cell>
          <table:table-cell table:style-name="Default"/>
          <table:table-cell ns41:value-type="float" table:style-name="ce20" office:value="221" office:value-type="float">
            <text:p>22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4" office:value-type="float">
            <text:p>234</text:p>
          </table:table-cell>
          <table:table-cell table:formula="of:=SUM([.E145];[.G145];[.I145];[.K145])" ns41:value-type="float" table:style-name="TL Data" office:value="564" office:value-type="float">
            <text:p>564</text:p>
          </table:table-cell>
          <table:table-cell table:formula="of:=SUM([.F145];[.H145];[.J145];[.L145])" ns41:value-type="float" table:style-name="TL Data" office:value="556" office:value-type="float">
            <text:p>5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table:style-name="ce34" table:number-columns-repeated="2"/>
          <table:table-cell ns41:value-type="float" table:style-name="ce34" office:value="567" office:value-type="float">
            <text:p>567</text:p>
          </table:table-cell>
          <table:table-cell ns41:value-type="float" table:style-name="ce40" office:value="566" office:value-type="float">
            <text:p>566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8" office:value-type="string">
            <text:p>Zijpe</text:p>
          </table:table-cell>
          <table:table-cell table:style-name="Default"/>
          <table:table-cell ns41:value-type="float" table:style-name="ce20" office:value="1046" office:value-type="float">
            <text:p>1046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29" office:value-type="float">
            <text:p>929</text:p>
          </table:table-cell>
          <table:table-cell table:formula="of:=SUM([.E146];[.G146];[.I146];[.K146])" ns41:value-type="float" table:style-name="TL Data" office:value="2381" office:value-type="float">
            <text:p>2381</text:p>
          </table:table-cell>
          <table:table-cell table:formula="of:=SUM([.F146];[.H146];[.J146];[.L146])" ns41:value-type="float" table:style-name="TL Data" office:value="2356" office:value-type="float">
            <text:p>23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2439" office:value-type="float">
            <text:p>2439</text:p>
          </table:table-cell>
          <table:table-cell ns41:value-type="float" table:style-name="ce40" office:value="2411" office:value-type="float">
            <text:p>2411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ns41:value-type="string" table:style-name="ce9" office:value-type="string">
            <text:p>Totaal der overige Gemeenten</text:p>
          </table:table-cell>
          <table:table-cell table:style-name="Default"/>
          <table:table-cell table:formula="of:=SUM([.C18:.C146])" ns41:value-type="float" table:style-name="ce21" office:value-type="float" office:value="57281">
            <office:annotation draw:style-name="gr1" svg:height="0.529cm" draw:caption-point-y="0.284cm" svg:width="2.656cm" svg:x="7.961cm" draw:caption-point-x="0.86cm" svg:y="68.284cm" draw:text-style-name="P1">
              <dc:creator>CDM</dc:creator>
              <dc:date>2014-12-12T00:00:00</dc:date>
              <text:p text:style-name="P1"><text:span text:style-name="T1">56381</text:span></text:p>
            </office:annotation>
            <text:p>57281</text:p>
          </table:table-cell>
          <table:table-cell table:formula="of:=SUM([.D18:.D146])" ns41:value-type="float" table:style-name="ce27" office:value-type="float" office:value="58788">
            <text:p>58788</text:p>
          </table:table-cell>
          <table:table-cell table:formula="of:=SUM([.E18:.E146])" ns41:value-type="float" table:style-name="ce27" office:value-type="float" office:value="52801">
            <text:p>52801</text:p>
          </table:table-cell>
          <table:table-cell table:formula="of:=SUM([.F18:.F146])" ns41:value-type="float" table:style-name="ce27" office:value-type="float" office:value="5987">
            <text:p>5987</text:p>
          </table:table-cell>
          <table:table-cell table:formula="of:=SUM([.G18:.G146])" ns41:value-type="float" table:style-name="ce27" office:value-type="float" office:value="72498">
            <text:p>72498</text:p>
          </table:table-cell>
          <table:table-cell table:formula="of:=SUM([.H18:.H146])" ns41:value-type="float" table:style-name="ce27" office:value-type="float" office:value="65836">
            <text:p>65836</text:p>
          </table:table-cell>
          <table:table-cell table:formula="of:=SUM([.I18:.I146])" ns41:value-type="float" table:style-name="ce27" office:value-type="float" office:value="4732">
            <text:p>4732</text:p>
          </table:table-cell>
          <table:table-cell table:formula="of:=SUM([.J18:.J146])" ns41:value-type="float" table:style-name="ce27" office:value-type="float" office:value="9415">
            <text:p>9415</text:p>
          </table:table-cell>
          <table:table-cell table:formula="of:=SUM([.K18:.K146])" ns41:value-type="float" table:style-name="ce27" office:value-type="float" office:value="6965">
            <text:p>6965</text:p>
          </table:table-cell>
          <table:table-cell table:formula="of:=SUM([.L18:.L146])" ns41:value-type="float" table:style-name="ce27" office:value-type="float" office:value="55153">
            <text:p>55153</text:p>
          </table:table-cell>
          <table:table-cell table:formula="of:=SUM([.M18:.M146])" ns41:value-type="float" table:style-name="ce27" office:value-type="float" office:value="136996">
            <text:p>136996</text:p>
          </table:table-cell>
          <table:table-cell table:formula="of:=SUM([.N18:.N146])" ns41:value-type="float" table:style-name="ce27" office:value-type="float" office:value="136391">
            <text:p>136391</text:p>
          </table:table-cell>
          <table:table-cell table:formula="of:=SUM([.O18:.O146])" ns41:value-type="float" table:style-name="ce27" office:value-type="float" office:value="1236">
            <text:p>1236</text:p>
          </table:table-cell>
          <table:table-cell table:formula="of:=SUM([.P18:.P146])" ns41:value-type="float" table:style-name="ce27" office:value-type="float" office:value="2329">
            <text:p>2329</text:p>
          </table:table-cell>
          <table:table-cell table:formula="of:=SUM([.Q18:.Q146])" ns41:value-type="float" table:style-name="ce27" office:value-type="float" office:value="137">
            <text:p>137</text:p>
          </table:table-cell>
          <table:table-cell table:formula="of:=SUM([.R18:.R146])" ns41:value-type="float" table:style-name="ce27" office:value-type="float" office:value="218">
            <text:p>218</text:p>
          </table:table-cell>
          <table:table-cell table:formula="of:=SUM([.S18:.S146])" ns41:value-type="float" table:style-name="ce27" office:value-type="float" office:value="87">
            <text:p>87</text:p>
          </table:table-cell>
          <table:table-cell table:formula="of:=SUM([.T18:.T146])" ns41:value-type="float" table:style-name="ce27" office:value-type="float" office:value="130">
            <text:p>130</text:p>
          </table:table-cell>
          <table:table-cell table:formula="of:=SUM([.U18:.U146])" ns41:value-type="float" table:style-name="ce27" office:value-type="float" office:value="1677">
            <text:p>1677</text:p>
          </table:table-cell>
          <table:table-cell table:formula="of:=SUM([.V18:.V146])" ns41:value-type="float" table:style-name="ce27" office:value-type="float" office:value="1113">
            <text:p>1113</text:p>
          </table:table-cell>
          <table:table-cell table:formula="of:=SUM([.W18:.W146])" ns41:value-type="float" table:style-name="ce27" office:value-type="float" office:value="1901">
            <text:p>1901</text:p>
          </table:table-cell>
          <table:table-cell table:formula="of:=SUM([.X18:.X146])" ns41:value-type="float" table:style-name="ce27" office:value-type="float" office:value="1461">
            <text:p>1461</text:p>
          </table:table-cell>
          <table:table-cell table:formula="of:=SUM([.Y18:.Y146])" ns41:value-type="float" table:style-name="ce27" office:value-type="float" office:value="139909">
            <text:p>139909</text:p>
          </table:table-cell>
          <table:table-cell table:formula="of:=SUM([.Z18:.Z146])" ns41:value-type="float" table:style-name="ce41" office:value-type="float" office:value="139833">
            <text:p>139833</text:p>
          </table:table-cell>
          <table:table-cell ns41:value-type="string" table:style-name="ce47" office:value-type="string">
            <text:p>VT</text:p>
          </table:table-cell>
          <table:table-cell ns41:value-type="string" table:style-name="ce47" office:value-type="string">
            <text:p>1879_09_H2</text:p>
          </table:table-cell>
          <table:table-cell ns41:value-type="float" table:style-name="ce47" office:value="54" office:value-type="float">
            <text:p>54</text:p>
          </table:table-cell>
          <table:table-cell ns41:value-type="float" table:style-name="ce47" office:value="55" office:value-type="float">
            <text:p>55</text:p>
          </table:table-cell>
          <table:table-cell ns41:value-type="string" table:style-name="ce47" office:value-type="string">
            <text:p>NH</text:p>
          </table:table-cell>
          <table:table-cell ns41:value-type="string" table:style-name="ce58" office:value-type="string">
            <text:p>35_0360</text:p>
          </table:table-cell>
          <table:table-cell table:style-name="ce15" table:number-columns-repeated="992"/>
        </table:table-row>
        <table:table-row table:style-name="ro1">
          <table:table-cell ns41:value-type="string" table:style-name="ce10" office:value-type="string">
            <text:p>Totaal der Provincie</text:p>
          </table:table-cell>
          <table:table-cell table:style-name="Default"/>
          <table:table-cell table:formula="of:=SUM([.C17];[.C147])" ns41:value-type="float" table:style-name="ce22" office:value-type="float" office:value="100585">
            <office:annotation draw:style-name="gr1" svg:height="0.381cm" draw:caption-point-y="0.284cm" svg:width="2.461cm" svg:x="7.961cm" draw:caption-point-x="0.86cm" svg:y="68.75cm" draw:text-style-name="P1">
              <dc:creator>CDM</dc:creator>
              <dc:date>2014-12-12T00:00:00</dc:date>
              <text:p text:style-name="P1"><text:span text:style-name="T1">99685</text:span></text:p>
              <text:p text:style-name="P1"><text:span text:style-name="T1"/></text:p>
            </office:annotation>
            <text:p>100585</text:p>
          </table:table-cell>
          <table:table-cell table:formula="of:=SUM([.D17];[.D147])" ns41:value-type="float" table:style-name="ce28" office:value-type="float" office:value="143536">
            <text:p>143536</text:p>
          </table:table-cell>
          <table:table-cell table:formula="of:=SUM([.E17];[.E147])" ns41:value-type="float" table:style-name="ce28" office:value-type="float" office:value="124792">
            <text:p>124792</text:p>
          </table:table-cell>
          <table:table-cell table:formula="of:=SUM([.F17];[.F147])" ns41:value-type="float" table:style-name="ce28" office:value-type="float" office:value="18744">
            <text:p>18744</text:p>
          </table:table-cell>
          <table:table-cell table:formula="of:=SUM([.G17];[.G147])" ns41:value-type="float" table:style-name="ce28" office:value-type="float" office:value="165085">
            <text:p>165085</text:p>
          </table:table-cell>
          <table:table-cell table:formula="of:=SUM([.H17];[.H147])" ns41:value-type="float" table:style-name="ce28" office:value-type="float" office:value="156587">
            <text:p>156587</text:p>
          </table:table-cell>
          <table:table-cell table:formula="of:=SUM([.I17];[.I147])" ns41:value-type="float" table:style-name="ce28" office:value-type="float" office:value="6580">
            <text:p>6580</text:p>
          </table:table-cell>
          <table:table-cell table:formula="of:=SUM([.J17];[.J147])" ns41:value-type="float" table:style-name="ce28" office:value-type="float" office:value="25932">
            <text:p>25932</text:p>
          </table:table-cell>
          <table:table-cell table:formula="of:=SUM([.K17];[.K147])" ns41:value-type="float" table:style-name="ce28" office:value-type="float" office:value="16688">
            <text:p>16688</text:p>
          </table:table-cell>
          <table:table-cell table:formula="of:=SUM([.L17];[.L147])" ns41:value-type="float" table:style-name="ce28" office:value-type="float" office:value="134840">
            <text:p>134840</text:p>
          </table:table-cell>
          <table:table-cell table:formula="of:=SUM([.M17];[.M147])" ns41:value-type="float" table:style-name="ce28" office:value-type="float" office:value="313145">
            <text:p>313145</text:p>
          </table:table-cell>
          <table:table-cell table:formula="of:=SUM([.N17];[.N147])" ns41:value-type="float" table:style-name="ce28" office:value-type="float" office:value="336103">
            <text:p>336103</text:p>
          </table:table-cell>
          <table:table-cell table:formula="of:=SUM([.O17];[.O147])" ns41:value-type="float" table:style-name="ce28" office:value-type="float" office:value="7247">
            <text:p>7247</text:p>
          </table:table-cell>
          <table:table-cell table:formula="of:=SUM([.P17];[.P147])" ns41:value-type="float" table:style-name="ce28" office:value-type="float" office:value="9311">
            <text:p>9311</text:p>
          </table:table-cell>
          <table:table-cell table:formula="of:=SUM([.Q17];[.Q147])" ns41:value-type="float" table:style-name="ce28" office:value-type="float" office:value="386">
            <text:p>386</text:p>
          </table:table-cell>
          <table:table-cell table:formula="of:=SUM([.R17];[.R147])" ns41:value-type="float" table:style-name="ce28" office:value-type="float" office:value="606">
            <text:p>606</text:p>
          </table:table-cell>
          <table:table-cell table:formula="of:=SUM([.S17];[.S147])" ns41:value-type="float" table:style-name="ce28" office:value-type="float" office:value="245">
            <text:p>245</text:p>
          </table:table-cell>
          <table:table-cell table:formula="of:=SUM([.T17];[.T147])" ns41:value-type="float" table:style-name="ce28" office:value-type="float" office:value="430">
            <text:p>430</text:p>
          </table:table-cell>
          <table:table-cell table:formula="of:=SUM([.U17];[.U147])" ns41:value-type="float" table:style-name="ce28" office:value-type="float" office:value="7918">
            <text:p>7918</text:p>
          </table:table-cell>
          <table:table-cell table:formula="of:=SUM([.V17];[.V147])" ns41:value-type="float" table:style-name="ce28" office:value-type="float" office:value="5708">
            <text:p>5708</text:p>
          </table:table-cell>
          <table:table-cell table:formula="of:=SUM([.W17];[.W147])" ns41:value-type="float" table:style-name="ce28" office:value-type="float" office:value="8549">
            <office:annotation draw:style-name="gr1" svg:height="0.446cm" draw:caption-point-y="0.73cm" svg:width="1.285cm" svg:x="32.102cm" draw:caption-point-x="14.521cm" svg:y="68.304cm" draw:text-style-name="P1">
              <dc:creator>CDM</dc:creator>
              <dc:date>2014-12-12T00:00:00</dc:date>
              <text:p text:style-name="P1"><text:span text:style-name="T1">7918</text:span></text:p>
              <text:p text:style-name="P1"><text:span text:style-name="T1"/></text:p>
            </office:annotation>
            <text:p>8549</text:p>
          </table:table-cell>
          <table:table-cell table:formula="of:=SUM([.X17];[.X147])" ns41:value-type="float" table:style-name="ce28" office:value-type="float" office:value="6744">
            <office:annotation draw:style-name="gr1" svg:height="0.509cm" draw:caption-point-y="0.73cm" svg:width="1.003cm" svg:x="33.885cm" draw:caption-point-x="14.827cm" svg:y="68.304cm" draw:text-style-name="P1">
              <dc:creator>CDM</dc:creator>
              <dc:date>2014-12-12T00:00:00</dc:date>
              <text:p text:style-name="P1"><text:span text:style-name="T1">5708</text:span></text:p>
              <text:p text:style-name="P1"><text:span text:style-name="T1"/></text:p>
            </office:annotation>
            <text:p>6744</text:p>
          </table:table-cell>
          <table:table-cell table:formula="of:=SUM([.Y17];[.Y147])" ns41:value-type="float" table:style-name="ce28" office:value-type="float" office:value="328310">
            <text:p>328310</text:p>
          </table:table-cell>
          <table:table-cell table:formula="of:=SUM([.Z17];[.Z147])" ns41:value-type="float" table:style-name="ce42" office:value-type="float" office:value="351122">
            <text:p>351122</text:p>
          </table:table-cell>
          <table:table-cell ns41:value-type="string" table:style-name="ce48" office:value-type="string">
            <text:p>VT</text:p>
          </table:table-cell>
          <table:table-cell ns41:value-type="string" table:style-name="ce48" office:value-type="string">
            <text:p>1879_09_H2</text:p>
          </table:table-cell>
          <table:table-cell ns41:value-type="float" table:style-name="ce48" office:value="54" office:value-type="float">
            <text:p>54</text:p>
          </table:table-cell>
          <table:table-cell ns41:value-type="float" table:style-name="ce48" office:value="55" office:value-type="float">
            <text:p>55</text:p>
          </table:table-cell>
          <table:table-cell ns41:value-type="string" table:style-name="ce48" office:value-type="string">
            <text:p>NH</text:p>
          </table:table-cell>
          <table:table-cell ns41:value-type="string" table:style-name="ce59" office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Default" table:number-columns-repeated="2"/>
          <table:table-cell table:style-name="ce15" table:number-columns-repeated="1022"/>
        </table:table-row>
        <table:table-row table:style-name="ro3" table:number-rows-repeated="10">
          <table:table-cell table:style-name="Default"/>
          <table:table-cell table:style-name="ce11"/>
          <table:table-cell table:number-columns-repeated="1022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holland" style:page-layout-name="Mpm3" style:display-name="PageStyle_Noordhol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52:42</meta:creation-date>
    <dc:creator>Yamit</dc:creator>
    <dc:date>2004-08-30T15:13:52</dc:date>
    <meta:document-statistic meta:object-count="0" meta:cell-count="3617" meta:table-count="1"/>
    <meta:generator>ODFPY/1.3.0dev</meta:generator>
  </office:meta>
</office:document-meta>
</file>